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Coding_20_Body">
      <style:paragraph-properties fo:margin-left="0cm" fo:margin-right="0cm" fo:text-indent="0cm" style:auto-text-indent="false"/>
    </style:style>
    <style:style style:name="P4" style:family="paragraph" style:parent-style-name="Code_20_Listing"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Code_20_Listing">
      <style:text-properties fo:color="#000080"/>
    </style:style>
    <style:style style:name="P10" style:family="paragraph" style:parent-style-name="Code_20_Listing">
      <style:paragraph-properties fo:break-before="page"/>
      <style:text-properties fo:color="#000080"/>
    </style:style>
    <style:style style:name="P11" style:family="paragraph" style:parent-style-name="Method_20_Body">
      <style:paragraph-properties fo:break-before="page"/>
    </style:style>
    <style:style style:name="P12" style:family="paragraph" style:parent-style-name="Class_20_Description">
      <style:text-properties style:font-name="DejaVu Serif2" fo:font-size="12pt" style:font-size-asian="12pt" style:font-size-complex="12pt"/>
    </style:style>
    <style:style style:name="P13" style:family="paragraph" style:parent-style-name="Method_20_Body">
      <style:paragraph-properties fo:margin-left="1.251cm" fo:margin-right="0cm" fo:text-indent="0cm" style:auto-text-indent="false"/>
    </style:style>
    <style:style style:name="P14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5" style:family="paragraph" style:parent-style-name="Method_20_Body">
      <style:text-properties fo:font-weight="bold" style:font-weight-asian="bold" style:font-weight-complex="bold"/>
    </style:style>
    <style:style style:name="P16" style:family="paragraph" style:parent-style-name="Method_20_Body" style:list-style-name="L2"/>
    <style:style style:name="P17" style:family="paragraph" style:parent-style-name="Method_20_Title">
      <style:paragraph-properties fo:break-before="page"/>
    </style:style>
    <style:style style:name="P18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Coding_20_Title">
      <style:paragraph-properties fo:break-before="page"/>
    </style:style>
    <style:style style:name="P20" style:family="paragraph" style:parent-style-name="Method_20_Listing_20_Title">
      <style:paragraph-properties fo:break-before="page"/>
    </style:style>
    <style:style style:name="P21" style:family="paragraph" style:parent-style-name="Coding_20_Body" style:list-style-name="L3"/>
    <style:style style:name="P22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00"/>
    </style:style>
    <style:style style:name="T6" style:family="text">
      <style:text-properties fo:color="#0000ff"/>
    </style:style>
    <style:style style:name="T7" style:family="text">
      <style:text-properties fo:color="#0000ff" style:font-name="DejaVu Serif2" fo:font-size="12pt" style:font-size-asian="12pt" style:font-size-complex="12pt"/>
    </style:style>
    <style:style style:name="T8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9" style:family="text">
      <style:text-properties fo:color="#0000ff" style:font-name="DejaVu Serif2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0" style:family="text">
      <style:text-properties fo:color="#0000ff" style:font-name="DejaVu Serif2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weight-complex="bold"/>
    </style:style>
    <style:style style:name="T13" style:family="text">
      <style:text-properties style:font-style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tack\Queue</text:h>
      <text:p text:style-name="Class_20_Description"/>
      <text:p text:style-name="Class_20_Description">The <text:span text:style-name="Class_20_Variables"><text:span text:style-name="T1">Stack\Queue</text:span></text:span> class<text:span text:style-name="T7"> </text:span><text:span text:style-name="T8">implements the functions of a </text:span><text:span text:style-name="T10">FIFO Stack</text:span><text:span text:style-name="T8">, or queue, in the </text:span><text:span text:style-name="T9">SplQueue</text:span><text:span text:style-name="T8"> structure.</text:span></text:p>
      <text:p text:style-name="P12"/>
      <text:h text:style-name="Criteria_20_Title" text:outline-level="2">Design criteria and considerations.</text:h>
      <text:p text:style-name="Criteria_20_Body"/>
      <text:list xml:id="list1174810240" text:style-name="L1">
        <text:list-item>
          <text:p text:style-name="P22">Uses the <text:span text:style-name="Class_20_Variables"><text:span text:style-name="T13">Library\Stack</text:span></text:span> namespace;</text:p>
        </text:list-item>
        <text:list-item>
          <text:p text:style-name="P22">Uses the <text:span text:style-name="Class_20_Variables">Stack\Exception</text:span> and <text:span text:style-name="Class_20_Variables">Error</text:span> classes to throw exceptions upon errors;</text:p>
        </text:list-item>
        <text:list-item>
          <text:p text:style-name="P22">Uses the <text:span text:style-name="Class_20_Variables">PrintU\FormatArray</text:span> class to format an array as a printable string;</text:p>
        </text:list-item>
        <text:list-item>
          <text:p text:style-name="P22">Implements the <text:span text:style-name="Class_20_Variables">Countable</text:span>, <text:span text:style-name="Class_20_Variables">Iterator</text:span> and <text:span text:style-name="Class_20_Variables">ArrayAccess</text:span> interfaces;</text:p>
        </text:list-item>
        <text:list-item>
          <text:p text:style-name="P22">Implements the queue using the <text:span text:style-name="T3">PHP</text:span> <text:span text:style-name="Class_20_Variables"><text:span text:style-name="T11">SplQueue</text:span></text:span> class.</text:p>
          <text:p text:style-name="P22"/>
        </text:list-item>
      </text:list>
      <text:p text:style-name="Standard"/>
      <text:p text:style-name="Standard"/>
      <text:h text:style-name="P20" text:outline-level="4">Class Properties</text:h>
      <text:h text:style-name="Criteria_20_Title" text:outline-level="2"/>
      <text:p text:style-name="Method_20_Body">The <text:span text:style-name="Class_20_Variables">Stack/Queue</text:span> class defines the following class propertie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8">$queue</text:p>
          </table:table-cell>
          <table:table-cell table:style-name="MethodTable.B2" office:value-type="string">
            <text:p text:style-name="P2">SplQueue instance.</text:p>
          </table:table-cell>
        </table:table-row>
        <table:table-row>
          <table:table-cell table:style-name="MethodTable.A2" office:value-type="string">
            <text:p text:style-name="P8">$name</text:p>
          </table:table-cell>
          <table:table-cell table:style-name="MethodTable.B2" office:value-type="string">
            <text:p text:style-name="P2">The optional name of the queue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Stack/Queue</text:span> class defin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">Method</text:p>
            </table:table-cell>
            <table:table-cell table:style-name="Table3.B1" office:value-type="string">
              <text:p text:style-name="P5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6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__destruct">__destruct</text:a></text:p>
          </table:table-cell>
          <table:table-cell table:style-name="Table3.B2" office:value-type="string">
            <text:p text:style-name="P3">Class destructor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queue">queue</text:a></text:p>
          </table:table-cell>
          <table:table-cell table:style-name="Table3.B2" office:value-type="string">
            <text:p text:style-name="P3">Returns the <text:span text:style-name="T3">SplQueue</text:span> instance from the <text:span text:style-name="Class_20_Variables">$queue</text:span> class property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add">add</text:a></text:h>
          </table:table-cell>
          <table:table-cell table:style-name="Table3.B2" office:value-type="string">
            <text:p text:style-name="P2">Add data to the TAIL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prepend">prepend</text:a></text:p>
          </table:table-cell>
          <table:table-cell table:style-name="Table3.B2" office:value-type="string">
            <text:p text:style-name="P2">Add data to (in front of) the HEAD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">remove</text:a></text:p>
          </table:table-cell>
          <table:table-cell table:style-name="Table3.B2" office:value-type="string">
            <text:p text:style-name="P2">Remove data from the HEAD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Tail">removeTail</text:a></text:p>
          </table:table-cell>
          <table:table-cell table:style-name="Table3.B2" office:value-type="string">
            <text:p text:style-name="P2">Remove data from the TAIL of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removeAll">removeAll</text:a></text:p>
          </table:table-cell>
          <table:table-cell table:style-name="Table3.B2" office:value-type="string">
            <text:p text:style-name="P2">Deletes all entries from the queue.</text:p>
          </table:table-cell>
        </table:table-row>
        <table:table-row table:style-name="Table3.2">
          <table:table-cell table:style-name="Table3.A2" office:value-type="string">
            <text:p text:style-name="P7"><text:a xlink:type="simple" xlink:href="#isEmpty">isEmpty</text:a></text:p>
          </table:table-cell>
          <table:table-cell table:style-name="Table3.B2" office:value-type="string">
            <text:p text:style-name="P2">Returns true if the queue is empty, false if it still contains items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mode">mode</text:a></text:h>
          </table:table-cell>
          <table:table-cell table:style-name="Table3.B2" office:value-type="string">
            <text:p text:style-name="P2">Returns, and optionally sets, the iterator mod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head">head</text:a></text:h>
          </table:table-cell>
          <table:table-cell table:style-name="Table3.B2" office:value-type="string">
            <text:p text:style-name="P2">Return the data from the queue head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tail">tail</text:a></text:h>
          </table:table-cell>
          <table:table-cell table:style-name="Table3.B2" office:value-type="string">
            <text:p text:style-name="P2">Returns the data from the queue tail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name">name</text:a></text:h>
          </table:table-cell>
          <table:table-cell table:style-name="Table3.B2" office:value-type="string">
            <text:p text:style-name="P3">Returns, and optionally sets, the queue nam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prev">prev</text:a></text:h>
          </table:table-cell>
          <table:table-cell table:style-name="Table3.B2" office:value-type="string">
            <text:p text:style-name="P3">Set the queue key to the previous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queueArray">queryArray</text:a></text:h>
          </table:table-cell>
          <table:table-cell table:style-name="Table3.B2" office:value-type="string">
            <text:p text:style-name="P2">Assembles the queue contents into an array object and returns the array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count">count</text:a></text:h>
          </table:table-cell>
          <table:table-cell table:style-name="Table3.B2" office:value-type="string">
            <text:p text:style-name="P3">Returns the number of elements in the queu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current">current</text:a></text:h>
          </table:table-cell>
          <table:table-cell table:style-name="Table3.B2" office:value-type="string">
            <text:p text:style-name="P2">Returns the current queue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key">key</text:a></text:h>
          </table:table-cell>
          <table:table-cell table:style-name="Table3.B2" office:value-type="string">
            <text:p text:style-name="P2">Returns the location of the current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next">next</text:a></text:h>
          </table:table-cell>
          <table:table-cell table:style-name="Table3.B2" office:value-type="string">
            <text:p text:style-name="P2">Move the queue key to the next elemen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rewind">rewind</text:a></text:h>
          </table:table-cell>
          <table:table-cell table:style-name="Table3.B2" office:value-type="string">
            <text:p text:style-name="P2">Move the key to the HEAD of the queu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valid">valid</text:a></text:h>
          </table:table-cell>
          <table:table-cell table:style-name="Table3.B2" office:value-type="string">
            <text:p text:style-name="P2">Returns the validity of the current queue key.</text:p>
          </table:table-cell>
        </table:table-row>
        <text:soft-page-break/>
        <table:table-row table:style-name="Table3.2">
          <table:table-cell table:style-name="Table3.A2" office:value-type="string">
            <text:h text:style-name="P18" text:outline-level="5"><text:a xlink:type="simple" xlink:href="#offsetSet">offsetSet</text:a></text:h>
          </table:table-cell>
          <table:table-cell table:style-name="Table3.B2" office:value-type="string">
            <text:p text:style-name="P2">Set the queue element at the specified offset to the provided valu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offsetExists">offsetExists</text:a></text:h>
          </table:table-cell>
          <table:table-cell table:style-name="Table3.B2" office:value-type="string">
            <text:p text:style-name="P3">Returns true if an element exists at the given offset in the queue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offsetUnset">offsetUnset</text:a></text:h>
          </table:table-cell>
          <table:table-cell table:style-name="Table3.B2" office:value-type="string">
            <text:p text:style-name="P2">Unset (delete) the element at the specified offse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offsetGet">offsetGet</text:a></text:h>
          </table:table-cell>
          <table:table-cell table:style-name="Table3.B2" office:value-type="string">
            <text:p text:style-name="P2">Returns the queue element at the specified offset.</text:p>
          </table:table-cell>
        </table:table-row>
        <table:table-row table:style-name="Table3.2">
          <table:table-cell table:style-name="Table3.A2" office:value-type="string">
            <text:h text:style-name="P18" text:outline-level="5"><text:a xlink:type="simple" xlink:href="#__toString">__toString</text:a></text:h>
          </table:table-cell>
          <table:table-cell table:style-name="Table3.B2" office:value-type="string">
            <text:p text:style-name="P2">Return the queue as a printable string.</text:p>
          </table:table-cell>
        </table:table-row>
      </table:table>
      <text:p text:style-name="Standard"/>
      <text:p text:style-name="Standard"/>
      <text:p text:style-name="Standard"/>
      <text:h text:style-name="P17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5">Algorithm</text:p>
      <text:list xml:id="list1404576835" text:style-name="L2">
        <text:list-item>
          <text:p text:style-name="P16">Accept <text:span text:style-name="Class_20_Variables">name</text:span> as a string containing the optional queue name;</text:p>
        </text:list-item>
        <text:list-item>
          <text:p text:style-name="P16">create a new <text:span text:style-name="T3">PHP SplQueue</text:span> instance and assign it's reference to the <text:span text:style-name="Class_20_Variables">queue</text:span> class property;</text:p>
        </text:list-item>
        <text:list-item>
          <text:p text:style-name="P16">store <text:span text:style-name="Class_20_Variables">name</text:span> in the <text:span text:style-name="Class_20_Variables">name</text:span> class property;</text:p>
        </text:list-item>
        <text:list-item>
          <text:p text:style-name="P16">set the <text:span text:style-name="Class_20_Variables">mode</text:span> class property to <text:span text:style-name="T3">IT_MODE_KEEP</text:span>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__construct</text:p>
      <text:p text:style-name="P9"><text:s/>* </text:p>
      <text:p text:style-name="P9"><text:s/>* Class constructor</text:p>
      <text:p text:style-name="P9"><text:s/>* <text:span text:style-name="T3">@param</text:span> string $name = (optional) queue name.</text:p>
      <text:p text:style-name="P9"><text:s/>*/</text:p>
      <text:p text:style-name="P9">public function __construct($name=null)</text:p>
      <text:p text:style-name="P9">{</text:p>
      <text:p text:style-name="Method_20_Code_20_Listing"><text:span text:style-name="T5"><text:tab/></text:span><text:span text:style-name="T4">$this-&gt;queue = new \SplQueue();</text:span></text:p>
      <text:p text:style-name="P9"><text:tab/>$this-&gt;name = $name;</text:p>
      <text:p text:style-name="P9"><text:tab/>$this-&gt;mode(\SplDoublyLinkedList::IT_MODE_KEEP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__construct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arameter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7">$name</text:p>
          </table:table-cell>
          <table:table-cell table:style-name="Table1.B2" office:value-type="string">
            <text:p text:style-name="Method_20_Table_20_Description">The optional name of the queue.</text:p>
          </table:table-cell>
        </table:table-row>
      </table:table>
      <text:p text:style-name="Method_20_Body"/>
      <text:p text:style-name="Method_20_Body">The <text:span text:style-name="T3">PHP</text:span> <text:span text:style-name="T3">new</text:span> directive is used to create a new instance of the <text:span text:style-name="T3">PHP SplQueue</text:span> class and the result is stored in the <text:span text:style-name="Class_20_Variables">$queue</text:span> class property.</text:p>
      <text:p text:style-name="Method_20_Body"/>
      <text:p text:style-name="Method_20_Body">The optional <text:span text:style-name="Class_20_Variables">$name</text:span> parameter is stored in the <text:span text:style-name="Class_20_Variables">$name</text:span> class property.</text:p>
      <text:p text:style-name="Method_20_Body"/>
      <text:p text:style-name="Method_20_Body">The iterator mode is set to non-destructive by passing the <text:s/><text:span text:style-name="Class_20_Variables">SplDoublyLinkedList::IT_MODE_KEEP</text:span><text:span text:style-name="T6"> constant to the </text:span><text:span text:style-name="Class_20_Variables">mode</text:span><text:span text:style-name="T6"> method.</text:span></text:p>
      <text:p text:style-name="Method_20_Body"/>
      <text:p text:style-name="Method_20_Body"/>
      <text:h text:style-name="P17" text:outline-level="5"><text:bookmark-start text:name="__destruct"/>__destruct<text:bookmark-end text:name="__destruct"/></text:h>
      <text:p text:style-name="Coding_20_Body"/>
      <text:p text:style-name="Coding_20_Body">Class destructor.</text:p>
      <text:p text:style-name="Method_20_Body"/>
      <text:p text:style-name="P15">Algorithm</text:p>
      <text:list xml:id="list2133114169" text:continue-list="list1404576835" text:style-name="L2">
        <text:list-item text:start-value="1">
          <text:p text:style-name="P16">set the <text:span text:style-name="Class_20_Variables">queue</text:span> class property to null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__destruct</text:p>
      <text:p text:style-name="P9"><text:s/>*</text:p>
      <text:p text:style-name="P9"><text:s/>* class destructor</text:p>
      <text:p text:style-name="P9"><text:s/>*/</text:p>
      <text:p text:style-name="P9">public function __destruct()</text:p>
      <text:p text:style-name="P9">{</text:p>
      <text:p text:style-name="P9"><text:tab/>$this-&gt;queue = null;</text:p>
      <text:p text:style-name="P9">}</text:p>
      <text:p text:style-name="Coding_20_Body"/>
      <text:p text:style-name="P15">Narrative</text:p>
      <text:p text:style-name="Method_20_Body"/>
      <text:p text:style-name="Coding_20_Body">The <text:span text:style-name="Class_20_Variables">$queue</text:span> class variable is set to null, deleting the current PHP <text:span text:style-name="T3">SplQueue</text:span> instance.</text:p>
      <text:p text:style-name="Coding_20_Body"/>
      <text:p text:style-name="Coding_20_Body"/>
      <text:h text:style-name="P17" text:outline-level="5"><text:bookmark-start text:name="queue"/>queue<text:bookmark-end text:name="queue"/></text:h>
      <text:p text:style-name="Coding_20_Body"/>
      <text:p text:style-name="Coding_20_Body">Returns the <text:span text:style-name="T3">SplQueue</text:span> instance from the <text:span text:style-name="Class_20_Variables">$queue</text:span> class property.</text:p>
      <text:p text:style-name="Method_20_Body"/>
      <text:p text:style-name="P15">Algorithm</text:p>
      <text:list xml:id="list1534099097" text:continue-list="list2133114169" text:style-name="L2">
        <text:list-item text:start-value="1">
          <text:p text:style-name="P16">Return the <text:span text:style-name="Class_20_Variables">queue</text:span> class property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queue</text:p>
      <text:p text:style-name="P9"><text:s/>*</text:p>
      <text:p text:style-name="P9"><text:s/>* get the SplQueue reference</text:p>
      <text:p text:style-name="P9"><text:s/>* <text:span text:style-name="T3">@return</text:span> SplQueue $queue</text:p>
      <text:p text:style-name="P9"><text:s/>*/</text:p>
      <text:p text:style-name="P9">public function queue()</text:p>
      <text:p text:style-name="P9">{</text:p>
      <text:p text:style-name="P9"><text:tab/>return $this-&gt;queue;</text:p>
      <text:p text:style-name="P9">}</text:p>
      <text:p text:style-name="Coding_20_Body"/>
      <text:p text:style-name="P15">Narrative</text:p>
      <text:p text:style-name="Method_20_Body"/>
      <text:p text:style-name="Coding_20_Body">The <text:span text:style-name="Class_20_Variables">$queue</text:span> class property is returned.</text:p>
      <text:p text:style-name="Coding_20_Body"/>
      <text:p text:style-name="Coding_20_Body"/>
      <text:h text:style-name="P17" text:outline-level="5"><text:bookmark-start text:name="add"/>add<text:bookmark-end text:name="add"/></text:h>
      <text:p text:style-name="Coding_20_Body"/>
      <text:p text:style-name="Method_20_Body">Add data to the TAIL of the queue.</text:p>
      <text:p text:style-name="Method_20_Body"/>
      <text:p text:style-name="P15">Algorithm</text:p>
      <text:list xml:id="list908009977" text:continue-list="list1534099097" text:style-name="L2">
        <text:list-item text:start-value="1">
          <text:p text:style-name="P16">Accept <text:span text:style-name="Class_20_Variables">data</text:span> as a mixed variable type to add to the queue;</text:p>
        </text:list-item>
        <text:list-item>
          <text:p text:style-name="P16">pass <text:span text:style-name="Class_20_Variables">data</text:span> to the <text:span text:style-name="Class_20_Variables">enqueue</text:span> method of the <text:span text:style-name="Class_20_Variables">queue</text:span> class property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add</text:p>
      <text:p text:style-name="P9"><text:s/>*</text:p>
      <text:p text:style-name="P9"><text:s/>* add data to the TAIL of the queue</text:p>
      <text:p text:style-name="P9"><text:s/>* <text:span text:style-name="T3">@param</text:span> mixed $data = data to add to the queue structure</text:p>
      <text:p text:style-name="P9"><text:s/>*/</text:p>
      <text:p text:style-name="P9">public function add($data)</text:p>
      <text:p text:style-name="P9">{</text:p>
      <text:p text:style-name="P9"><text:tab/>$this-&gt;queue-&gt;enqueue($data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add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7">$data</text:p>
          </table:table-cell>
          <table:table-cell table:style-name="Table4.B2" office:value-type="string">
            <text:p text:style-name="Method_20_Table_20_Description">Data element to be added to the queue.</text:p>
          </table:table-cell>
        </table:table-row>
      </table:table>
      <text:p text:style-name="Method_20_Body"/>
      <text:p text:style-name="Method_20_Body">The <text:span text:style-name="Class_20_Variables">$data</text:span> parameter is passed to the <text:span text:style-name="Class_20_Variables">enqueue</text:span> method of the <text:span text:style-name="Class_20_Variables">$queue </text:span>class property.</text:p>
      <text:p text:style-name="Method_20_Body"/>
      <text:p text:style-name="Method_20_Body"/>
      <text:p text:style-name="Coding_20_Body"/>
      <text:p text:style-name="Coding_20_Body"/>
      <text:p text:style-name="Coding_20_Body"/>
      <text:p text:style-name="Coding_20_Body"/>
      <text:p text:style-name="Coding_20_Body"/>
      <text:p text:style-name="Coding_20_Body"/>
      <text:p text:style-name="Coding_20_Body"/>
      <text:h text:style-name="P17" text:outline-level="5"><text:bookmark-start text:name="prepend"/>prepend<text:bookmark-end text:name="prepend"/></text:h>
      <text:p text:style-name="Coding_20_Body"/>
      <text:p text:style-name="Method_20_Body">Add data to (in front of) the HEAD of the queue.</text:p>
      <text:p text:style-name="Method_20_Body"/>
      <text:p text:style-name="P15">Algorithm</text:p>
      <text:list xml:id="list1995358948" text:continue-list="list908009977" text:style-name="L2">
        <text:list-item text:start-value="1">
          <text:p text:style-name="P16">Accept <text:span text:style-name="Class_20_Variables">data</text:span> as a mixed variable type to prepend to the queue;</text:p>
        </text:list-item>
        <text:list-item>
          <text:p text:style-name="P16">if the <text:span text:style-name="Class_20_Variables">queue</text:span> class array property is empty, goto step <text:span text:style-name="T3">5</text:span>;</text:p>
        </text:list-item>
        <text:list-item>
          <text:p text:style-name="P16">pass <text:span text:style-name="Class_20_Variables">data</text:span> to the <text:span text:style-name="Class_20_Variables">unshift</text:span> method of the <text:span text:style-name="Class_20_Variables">queue</text:span> class property;</text:p>
        </text:list-item>
        <text:list-item>
          <text:p text:style-name="P16">goto step <text:span text:style-name="T3">6</text:span>;</text:p>
        </text:list-item>
        <text:list-item>
          <text:p text:style-name="P16">pass <text:span text:style-name="Class_20_Variables">data</text:span> to the <text:span text:style-name="Class_20_Variables">add</text:span> method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prepend</text:p>
      <text:p text:style-name="P9"><text:s/>*</text:p>
      <text:p text:style-name="P9"><text:s/>* add data to (in front of) the HEAD of the queue</text:p>
      <text:p text:style-name="P9"><text:s/>* <text:span text:style-name="T3">@param</text:span> mixed $data = data to prepend</text:p>
      <text:p text:style-name="P9"><text:s/>*/</text:p>
      <text:p text:style-name="P9">public function prepend($data)</text:p>
      <text:p text:style-name="P9">{</text:p>
      <text:p text:style-name="P9"><text:tab/>if ($this-&gt;isEmpty())</text:p>
      <text:p text:style-name="P9"><text:tab/>{</text:p>
      <text:p text:style-name="P9"><text:tab/><text:tab/>$this-&gt;add($data);</text:p>
      <text:p text:style-name="P9"><text:tab/>}</text:p>
      <text:p text:style-name="P9"><text:tab/>else</text:p>
      <text:p text:style-name="P9"><text:tab/>{</text:p>
      <text:p text:style-name="P9"><text:tab/><text:tab/>$this-&gt;queue-&gt;unshift($data);</text:p>
      <text:p text:style-name="P9"><text:tab/>}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prepend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rameter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7">$data</text:p>
          </table:table-cell>
          <table:table-cell table:style-name="Table2.B2" office:value-type="string">
            <text:p text:style-name="Method_20_Table_20_Description">Data element to be added to the queue.</text:p>
          </table:table-cell>
        </table:table-row>
      </table:table>
      <text:p text:style-name="Method_20_Body"/>
      <text:p text:style-name="Method_20_Body">The <text:span text:style-name="Class_20_Variables">isEmpty</text:span> method is called, <text:s/></text:p>
      <text:p text:style-name="Method_20_Body"/>
      <text:p text:style-name="P13">If the result is true, the <text:span text:style-name="Class_20_Variables">$data</text:span> parameter is passed to the <text:span text:style-name="Class_20_Variables">add</text:span> method; </text:p>
      <text:p text:style-name="P13"/>
      <text:p text:style-name="P13">Otherwise, the <text:span text:style-name="Class_20_Variables">$data</text:span> parameter is passed to the <text:span text:style-name="Class_20_Variables">unshift</text:span> method of the <text:span text:style-name="Class_20_Variables">$queue </text:span>class property.</text:p>
      <text:p text:style-name="Method_20_Body"/>
      <text:p text:style-name="Method_20_Body"/>
      <text:h text:style-name="P17" text:outline-level="5"><text:bookmark-start text:name="remove"/>remove<text:bookmark-end text:name="remove"/></text:h>
      <text:p text:style-name="Coding_20_Body"/>
      <text:p text:style-name="Method_20_Body">Remove data from the queue.</text:p>
      <text:p text:style-name="Method_20_Body"/>
      <text:p text:style-name="P15">Algorithm</text:p>
      <text:list xml:id="list2112127106" text:continue-list="list1995358948" text:style-name="L2">
        <text:list-item text:start-value="1">
          <text:p text:style-name="P16">Accept <text:span text:style-name="Class_20_Variables">key</text:span> as an optional mixed variable type of the key to remove from the queue;</text:p>
        </text:list-item>
        <text:list-item>
          <text:p text:style-name="P16">if the <text:span text:style-name="Class_20_Variables">queue</text:span> class array property is not empty, goto step <text:span text:style-name="T3">4</text:span>;</text:p>
        </text:list-item>
        <text:list-item>
          <text:p text:style-name="P16">exit with error;</text:p>
        </text:list-item>
        <text:list-item>
          <text:p text:style-name="P16">if <text:span text:style-name="Class_20_Variables"><text:span text:style-name="T12">key</text:span></text:span> is null, goto <text:span text:style-name="T3">8</text:span>;</text:p>
        </text:list-item>
        <text:list-item>
          <text:p text:style-name="P16">pass <text:span text:style-name="Class_20_Variables">key</text:span> to the <text:span text:style-name="Class_20_Variables">offsetGet</text:span> method and assign the result to <text:span text:style-name="Class_20_Variables">value</text:span>;</text:p>
        </text:list-item>
        <text:list-item>
          <text:p text:style-name="P16">pass <text:span text:style-name="Class_20_Variables">key</text:span> to the <text:span text:style-name="Class_20_Variables">offsetUnset</text:span> method;</text:p>
        </text:list-item>
        <text:list-item>
          <text:p text:style-name="P16">return <text:span text:style-name="Class_20_Variables">value</text:span>;</text:p>
        </text:list-item>
        <text:list-item>
          <text:p text:style-name="P16">call the <text:span text:style-name="Class_20_Variables">dequeue</text:span> method of the <text:span text:style-name="Class_20_Variables">queue</text:span> class property and return the resul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remove</text:p>
      <text:p text:style-name="P9"><text:s/>*</text:p>
      <text:p text:style-name="P9"><text:s/>* remove data from the queue</text:p>
      <text:p text:style-name="P9"><text:s/>* <text:span text:style-name="T3">@param</text:span> mixed $key = (optional) queue key to remove, null to remove the top element</text:p>
      <text:p text:style-name="P9"><text:s/>* <text:span text:style-name="T3">@return</text:span> mixed $data = data from the HEAD of the queue</text:p>
      <text:p text:style-name="P9"><text:s/>* <text:span text:style-name="T3">@throws</text:span> Stack\Exception</text:p>
      <text:p text:style-name="P9"><text:s/>*/</text:p>
      <text:p text:style-name="P9">public function remove($key=null)</text:p>
      <text:p text:style-name="P9">{</text:p>
      <text:p text:style-name="P9"><text:tab/>if ($this-&gt;isEmpty())</text:p>
      <text:p text:style-name="P9"><text:tab/>{</text:p>
      <text:p text:style-name="P9"><text:tab/><text:tab/>throw new Exception(Error::code('QueueEmpty'));</text:p>
      <text:p text:style-name="P9"><text:tab/>}</text:p>
      <text:p text:style-name="P9"/>
      <text:p text:style-name="P9"><text:tab/>if ($key !== null)</text:p>
      <text:p text:style-name="P9"><text:tab/>{</text:p>
      <text:p text:style-name="P9"><text:tab/><text:tab/>$value = $this-&gt;offsetGet($key);</text:p>
      <text:p text:style-name="P9"><text:tab/><text:tab/>$this-&gt;offsetUnset($key);</text:p>
      <text:p text:style-name="P9"><text:tab/><text:tab/>return $value;</text:p>
      <text:p text:style-name="P9"><text:tab/>}</text:p>
      <text:p text:style-name="P9"/>
      <text:p text:style-name="P9"><text:tab/>return $this-&gt;queue-&gt;dequeue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remove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7">$key</text:p>
          </table:table-cell>
          <table:table-cell table:style-name="Table5.B2" office:value-type="string">
            <text:p text:style-name="P2">Queue key to remove, null to remove the top element</text:p>
          </table:table-cell>
        </table:table-row>
      </table:table>
      <text:p text:style-name="Method_20_Body"/>
      <text:p text:style-name="Method_20_Body">The <text:span text:style-name="Class_20_Variables">isEmpty</text:span> method is called and if the result is true, a <text:span text:style-name="Class_20_Variables">Stack\Exception</text:span> is thrown.</text:p>
      <text:p text:style-name="Method_20_Body"/>
      <text:p text:style-name="Method_20_Body"/>
      <text:p text:style-name="P11">If the <text:span text:style-name="Class_20_Variables">$key</text:span> parameter is not null,</text:p>
      <text:p text:style-name="Method_20_Body"/>
      <text:list xml:id="list1490311067" text:style-name="L3">
        <text:list-item>
          <text:p text:style-name="P21">The <text:span text:style-name="Class_20_Variables">$key</text:span> parameter is passed to the <text:span text:style-name="Class_20_Variables">offsetGet</text:span> method to retrieve the element at that location and store it in the <text:span text:style-name="Class_20_Variables">$value</text:span> method property;</text:p>
        </text:list-item>
        <text:list-item>
          <text:p text:style-name="P21">The <text:span text:style-name="Class_20_Variables">$key</text:span> parameter is passed to the <text:span text:style-name="Class_20_Variables">offsetUnset</text:span> method to delete the element at that location;</text:p>
        </text:list-item>
        <text:list-item>
          <text:p text:style-name="P21">Return the <text:span text:style-name="Class_20_Variables">$value</text:span> method property.</text:p>
        </text:list-item>
      </text:list>
      <text:p text:style-name="Coding_20_Body"/>
      <text:p text:style-name="Coding_20_Body">The <text:span text:style-name="T3">dequeue</text:span> method of the <text:span text:style-name="Class_20_Variables">$queue</text:span> class property is called and the result is returned.</text:p>
      <text:p text:style-name="Coding_20_Body"/>
      <text:p text:style-name="Coding_20_Body"/>
      <text:h text:style-name="P17" text:outline-level="5"><text:bookmark-start text:name="removeTail"/>removeTail<text:bookmark-end text:name="removeTail"/></text:h>
      <text:p text:style-name="Coding_20_Body"/>
      <text:p text:style-name="Method_20_Body">Remove data from the TAIL of the queue.</text:p>
      <text:p text:style-name="Method_20_Body"/>
      <text:p text:style-name="P15">Algorithm</text:p>
      <text:list xml:id="list1775216458" text:continue-list="list2112127106" text:style-name="L2">
        <text:list-item text:start-value="1">
          <text:p text:style-name="P16">if the <text:span text:style-name="Class_20_Variables">queue</text:span> class array property is not empty, goto step <text:span text:style-name="T3">3</text:span>;</text:p>
        </text:list-item>
        <text:list-item>
          <text:p text:style-name="P16">exit with error;</text:p>
        </text:list-item>
        <text:list-item>
          <text:p text:style-name="P16">call the <text:span text:style-name="Class_20_Variables">pop</text:span> method of the <text:span text:style-name="Class_20_Variables">queue</text:span> class property and return the resul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removeTail</text:p>
      <text:p text:style-name="P9"><text:s/>*</text:p>
      <text:p text:style-name="P9"><text:s/>* remove data from the TAIL of the queue</text:p>
      <text:p text:style-name="P9"><text:s/>* <text:span text:style-name="T3">@return</text:span> mixed $data = data from the TAIL of the queue</text:p>
      <text:p text:style-name="P9"><text:s/>* <text:span text:style-name="T3">@throws</text:span> Stack\Exception</text:p>
      <text:p text:style-name="P9"><text:s/>*/</text:p>
      <text:p text:style-name="P9">public function removeTail()</text:p>
      <text:p text:style-name="P9">{</text:p>
      <text:p text:style-name="P9"><text:tab/>if ($this-&gt;isEmpty())</text:p>
      <text:p text:style-name="P9"><text:tab/>{</text:p>
      <text:p text:style-name="P9"><text:tab/><text:tab/>throw new Exception(Error::code('QueueEmpty'));</text:p>
      <text:p text:style-name="P9"><text:tab/>}</text:p>
      <text:p text:style-name="P9"/>
      <text:p text:style-name="P9"><text:tab/>return $this-&gt;queue-&gt;pop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isEmpty</text:span> method is called and if the result is true, a <text:span text:style-name="Class_20_Variables">Stack\Exception</text:span> is thrown.</text:p>
      <text:p text:style-name="Method_20_Body"/>
      <text:p text:style-name="Method_20_Body">The <text:span text:style-name="T3">pop</text:span> method of the <text:span text:style-name="Class_20_Variables">$queue</text:span> class property is called and the result is returned.</text:p>
      <text:p text:style-name="Method_20_Body"/>
      <text:p text:style-name="Method_20_Body"/>
      <text:h text:style-name="P17" text:outline-level="5"><text:bookmark-start text:name="removeAll"/>removeAll<text:bookmark-end text:name="removeAll"/></text:h>
      <text:p text:style-name="Coding_20_Body"/>
      <text:p text:style-name="Method_20_Body">Deletes all entries from the queue.</text:p>
      <text:p text:style-name="Method_20_Body"/>
      <text:p text:style-name="P15">Algorithm</text:p>
      <text:list xml:id="list450141144" text:continue-list="list1775216458" text:style-name="L2">
        <text:list-item text:start-value="1">
          <text:p text:style-name="P16">Call the <text:span text:style-name="Class_20_Variables">mode</text:span> method and save the result in <text:span text:style-name="Class_20_Variables">currentMode</text:span>;</text:p>
        </text:list-item>
        <text:list-item>
          <text:p text:style-name="P16">set the <text:span text:style-name="Class_20_Variables">queue</text:span> class property to null;</text:p>
        </text:list-item>
        <text:list-item>
          <text:p text:style-name="P16">create a new instance of the <text:span text:style-name="T3">PHP SplQueue</text:span> class and assign it to the <text:span text:style-name="Class_20_Variables">queue</text:span> class property;</text:p>
        </text:list-item>
        <text:list-item>
          <text:p text:style-name="P16">pass <text:span text:style-name="Class_20_Variables">currentMode</text:span> to the <text:span text:style-name="Class_20_Variables">mode</text:span> method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removeAll</text:p>
      <text:p text:style-name="P9"><text:s/>*</text:p>
      <text:p text:style-name="P9"><text:s/>* delete all entries from the queue</text:p>
      <text:p text:style-name="P9"><text:s/>*/</text:p>
      <text:p text:style-name="P9">public function removeAll()</text:p>
      <text:p text:style-name="P9">{</text:p>
      <text:p text:style-name="P9"><text:tab/>$mode = $this-&gt;mode();</text:p>
      <text:p text:style-name="P9"><text:tab/>$this-&gt;queue = null;</text:p>
      <text:p text:style-name="P9"><text:tab/>$this-&gt;queue = new \SplQueue();</text:p>
      <text:p text:style-name="P9"/>
      <text:p text:style-name="P9"><text:tab/>$this-&gt;mode($mode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mode</text:span> method is called to retrieve the <text:span text:style-name="Class_20_Variables">$mode</text:span> method variable.</text:p>
      <text:p text:style-name="Method_20_Body"/>
      <text:p text:style-name="Method_20_Body">The <text:span text:style-name="Class_20_Variables">$queue</text:span> class property is set to null, to delete the current <text:span text:style-name="T3">SplQueue</text:span> instance.</text:p>
      <text:p text:style-name="Method_20_Body"/>
      <text:p text:style-name="Method_20_Body">The PHP <text:span text:style-name="T3">new</text:span> directive is used to create a new instance of the PHP <text:span text:style-name="T3">SplQueue</text:span> class and assign the instance to the <text:span text:style-name="Class_20_Variables">$queue</text:span> property.</text:p>
      <text:p text:style-name="Method_20_Body"/>
      <text:p text:style-name="Method_20_Body">The <text:span text:style-name="Class_20_Variables">mode</text:span> method is passed the <text:span text:style-name="Class_20_Variables">$mode</text:span> method variable to set the proper iterator mode.</text:p>
      <text:p text:style-name="Method_20_Body"/>
      <text:p text:style-name="Method_20_Body"/>
      <text:h text:style-name="P17" text:outline-level="5"><text:bookmark-start text:name="isEmpty"/>isEmpty<text:bookmark-end text:name="isEmpty"/></text:h>
      <text:p text:style-name="Coding_20_Body"/>
      <text:p text:style-name="Method_20_Body">Returns true if the queue is empty, false if it still contains items.</text:p>
      <text:p text:style-name="Method_20_Body"/>
      <text:p text:style-name="P15">Algorithm</text:p>
      <text:list xml:id="list1800696571" text:continue-list="list450141144" text:style-name="L2">
        <text:list-item text:start-value="1">
          <text:p text:style-name="P16">Call the <text:span text:style-name="Class_20_Variables">isEmpty</text:span> method of the <text:span text:style-name="Class_20_Variables">queue</text:span> class property;</text:p>
        </text:list-item>
        <text:list-item>
          <text:p text:style-name="P16">return the resul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isEmpty</text:p>
      <text:p text:style-name="P9"><text:s/>*</text:p>
      <text:p text:style-name="P9"><text:s/>* return true if the queue is empty, false if it still contains items</text:p>
      <text:p text:style-name="P9"><text:s/>* <text:span text:style-name="T3">@return</text:span> boolean $emptyStatus</text:p>
      <text:p text:style-name="P9"><text:s/>*/</text:p>
      <text:p text:style-name="P9">public function isEmpty()</text:p>
      <text:p text:style-name="P9">{</text:p>
      <text:p text:style-name="P9"><text:tab/>return $this-&gt;queue-&gt;isEmpty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T3">isEmpty</text:span> method of the <text:span text:style-name="Class_20_Variables">$queue</text:span> property is called and the result is returned.</text:p>
      <text:p text:style-name="Method_20_Body"/>
      <text:p text:style-name="Method_20_Body"/>
      <text:h text:style-name="P17" text:outline-level="5"><text:bookmark-start text:name="mode"/>mode<text:bookmark-end text:name="mode"/></text:h>
      <text:p text:style-name="Method_20_Body"/>
      <text:p text:style-name="Method_20_Body">Returns, and optionally sets, the iterator mode.</text:p>
      <text:p text:style-name="Method_20_Body"/>
      <text:p text:style-name="P15">Algorithm</text:p>
      <text:list xml:id="list143194681" text:continue-list="list1800696571" text:style-name="L2">
        <text:list-item text:start-value="1">
          <text:p text:style-name="P16">Accept <text:span text:style-name="Class_20_Variables">mode</text:span> as an optional integer mode to set;</text:p>
        </text:list-item>
        <text:list-item>
          <text:p text:style-name="P16">if <text:span text:style-name="Class_20_Variables">mode</text:span> is null, goto step 4;</text:p>
        </text:list-item>
        <text:list-item>
          <text:p text:style-name="P16">pass <text:span text:style-name="Class_20_Variables">mode</text:span> to the <text:span text:style-name="Class_20_Variables">setIteratorMode</text:span> method of the <text:span text:style-name="Class_20_Variables">queue</text:span> class property;</text:p>
        </text:list-item>
        <text:list-item>
          <text:p text:style-name="P16">call the <text:span text:style-name="Class_20_Variables">getIteratorMode</text:span> method of the <text:span text:style-name="Class_20_Variables">queue</text:span> class property;</text:p>
        </text:list-item>
        <text:list-item>
          <text:p text:style-name="P16">return the result.</text:p>
        </text:list-item>
      </text:list>
      <text:p text:style-name="Method_20_Body"/>
      <text:p text:style-name="P15">Implementation</text:p>
      <text:p text:style-name="Method_20_Body"/>
      <text:p text:style-name="P9">/**</text:p>
      <text:p text:style-name="P9"><text:s/>* mode</text:p>
      <text:p text:style-name="P9"><text:s/>*</text:p>
      <text:p text:style-name="P9"><text:s/>* set/get the current iterator mode</text:p>
      <text:p text:style-name="P9"><text:s/>* <text:span text:style-name="T3">@param</text:span> integer $mode = (optional) mode to set, null to query only</text:p>
      <text:p text:style-name="P9"><text:s/>* <text:span text:style-name="T3">@return</text:span> integer $mode</text:p>
      <text:p text:style-name="P9"><text:s/>* <text:span text:style-name="T3">@throws</text:span> RuntimeException</text:p>
      <text:p text:style-name="P9"><text:s/>*/</text:p>
      <text:p text:style-name="P9">public function mode($mode=null)</text:p>
      <text:p text:style-name="P9">{</text:p>
      <text:p text:style-name="P9"><text:tab/>if ($mode !== null)</text:p>
      <text:p text:style-name="P9"><text:tab/>{</text:p>
      <text:p text:style-name="P9"><text:tab/><text:tab/>$this-&gt;queue-&gt;setIteratorMode($mode);</text:p>
      <text:p text:style-name="P9"><text:tab/>}</text:p>
      <text:p text:style-name="P9"/>
      <text:p text:style-name="P9"><text:tab/>return $this-&gt;queue-&gt;getIteratorMode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mode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7">$mode</text:p>
          </table:table-cell>
          <table:table-cell table:style-name="Table6.B2" office:value-type="string">
            <text:p text:style-name="P2">Mode to set.</text:p>
          </table:table-cell>
        </table:table-row>
      </table:table>
      <text:p text:style-name="Method_20_Body"/>
      <text:p text:style-name="Coding_20_Body">If the <text:span text:style-name="Class_20_Variables">$mode</text:span> parameter is not null, it is passed to the <text:span text:style-name="Class_20_Variables"><text:span text:style-name="T2">setIteratorMode</text:span></text:span> method of the <text:span text:style-name="Class_20_Variables">$queue</text:span> property. <text:s/>If an error occurs, a <text:span text:style-name="T3">RuntimeException</text:span> is thrown.</text:p>
      <text:p text:style-name="Coding_20_Body"/>
      <text:p text:style-name="Coding_20_Body">The result of calling the <text:span text:style-name="T3">getIteratorMode</text:span> method of the <text:span text:style-name="Class_20_Variables">$queue</text:span> property is returned.</text:p>
      <text:p text:style-name="Coding_20_Body"/>
      <text:p text:style-name="Coding_20_Body"/>
      <text:h text:style-name="P17" text:outline-level="5"><text:bookmark-start text:name="head"/>head<text:bookmark-end text:name="head"/></text:h>
      <text:p text:style-name="Coding_20_Body"/>
      <text:p text:style-name="Method_20_Body">Return the data from the queue head element.</text:p>
      <text:p text:style-name="Method_20_Body"/>
      <text:p text:style-name="P15">Algorithm</text:p>
      <text:list xml:id="list1704045431" text:continue-list="list143194681" text:style-name="L2">
        <text:list-item text:start-value="1">
          <text:p text:style-name="P16">Return the queue head (bottom) elements data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head</text:p>
      <text:p text:style-name="P9"><text:s/>*</text:p>
      <text:p text:style-name="P9"><text:s/>* return the data from the queue head item</text:p>
      <text:p text:style-name="P9"><text:s/>* <text:span text:style-name="T3">@return</text:span> mixed $data</text:p>
      <text:p text:style-name="P9"><text:s/>*/</text:p>
      <text:p text:style-name="P9">public function head()</text:p>
      <text:p text:style-name="P9">{</text:p>
      <text:p text:style-name="P9"><text:tab/>return $this-&gt;queue-&gt;bottom();</text:p>
      <text:p text:style-name="P9">}</text:p>
      <text:p text:style-name="Coding_20_Body"/>
      <text:p text:style-name="P15">Narrative</text:p>
      <text:p text:style-name="Method_20_Body"/>
      <text:p text:style-name="Coding_20_Body">The result of calling the <text:span text:style-name="T3">bottom</text:span> method of the <text:span text:style-name="Class_20_Variables">$queue</text:span> property is returned.</text:p>
      <text:p text:style-name="Coding_20_Body"/>
      <text:p text:style-name="Coding_20_Body"/>
      <text:h text:style-name="P17" text:outline-level="5"><text:bookmark-start text:name="tail"/>tail<text:bookmark-end text:name="tail"/></text:h>
      <text:p text:style-name="Coding_20_Body"/>
      <text:p text:style-name="Method_20_Body">Returns the data from the queue tail element.</text:p>
      <text:p text:style-name="Method_20_Body"/>
      <text:p text:style-name="P15">Algorithm</text:p>
      <text:list xml:id="list64760925" text:continue-list="list1704045431" text:style-name="L2">
        <text:list-item text:start-value="1">
          <text:p text:style-name="P16">Return the queue tail (top) elements data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tail</text:p>
      <text:p text:style-name="P9"><text:s/>*</text:p>
      <text:p text:style-name="P9"><text:s/>* return the data from the queue tail item</text:p>
      <text:p text:style-name="P9"><text:s/>* <text:span text:style-name="T3">@return</text:span> mixed $data</text:p>
      <text:p text:style-name="P9"><text:s/>*/</text:p>
      <text:p text:style-name="P9">public function tail()</text:p>
      <text:p text:style-name="P9">{</text:p>
      <text:p text:style-name="P9"><text:tab/>return $this-&gt;queue-&gt;top();</text:p>
      <text:p text:style-name="P9">}</text:p>
      <text:p text:style-name="Method_20_Body"/>
      <text:p text:style-name="P15">Narrative</text:p>
      <text:p text:style-name="Method_20_Body"/>
      <text:p text:style-name="Coding_20_Body">The result of calling the <text:span text:style-name="T3">top</text:span> method of the <text:span text:style-name="Class_20_Variables">$queue</text:span> property is returned.</text:p>
      <text:p text:style-name="Coding_20_Body"/>
      <text:p text:style-name="Coding_20_Body"/>
      <text:h text:style-name="P17" text:outline-level="5"><text:bookmark-start text:name="name"/>name<text:bookmark-end text:name="name"/></text:h>
      <text:p text:style-name="Coding_20_Body"/>
      <text:p text:style-name="Coding_20_Body">Returns, and optionally sets, the queue name.</text:p>
      <text:p text:style-name="Method_20_Body"/>
      <text:p text:style-name="P15">Algorithm</text:p>
      <text:list xml:id="list942398774" text:continue-list="list64760925" text:style-name="L2">
        <text:list-item text:start-value="1">
          <text:p text:style-name="P16">Accept <text:span text:style-name="Class_20_Variables">name</text:span> as an optional string containing the (optional) queue name;</text:p>
        </text:list-item>
        <text:list-item>
          <text:p text:style-name="P16">if <text:span text:style-name="Class_20_Variables">name</text:span> is null, goto step 4;</text:p>
        </text:list-item>
        <text:list-item>
          <text:p text:style-name="P16">store <text:span text:style-name="Class_20_Variables">name</text:span> in the <text:span text:style-name="Class_20_Variables">name</text:span> class property;</text:p>
        </text:list-item>
        <text:list-item>
          <text:p text:style-name="P16">return the <text:span text:style-name="Class_20_Variables">name</text:span> class property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name</text:p>
      <text:p text:style-name="P9"><text:s/>*</text:p>
      <text:p text:style-name="P9"><text:s/>* get/set the queue name</text:p>
      <text:p text:style-name="P9"><text:s/>* <text:span text:style-name="T3">@param</text:span> string $name = (optional) queue name, null to query only</text:p>
      <text:p text:style-name="P9"><text:s/>* <text:span text:style-name="T3">@return</text:span> string $name</text:p>
      <text:p text:style-name="P9"><text:s/>*/</text:p>
      <text:p text:style-name="P9">public function name($name=null)</text:p>
      <text:p text:style-name="P9">{</text:p>
      <text:p text:style-name="P9"><text:tab/>if ($name !== null)</text:p>
      <text:p text:style-name="P9"><text:tab/>{</text:p>
      <text:p text:style-name="P9"><text:tab/><text:tab/>$this-&gt;name = $name;</text:p>
      <text:p text:style-name="P9"><text:tab/>}</text:p>
      <text:p text:style-name="P9"/>
      <text:p text:style-name="P9"><text:tab/>return $this-&gt;name;</text:p>
      <text:p text:style-name="P9">}</text:p>
      <text:p text:style-name="Coding_20_Body"/>
      <text:p text:style-name="P15">Narrative</text:p>
      <text:p text:style-name="Method_20_Body"/>
      <text:p text:style-name="Method_20_Body">The <text:span text:style-name="Class_20_Variables">name</text:span> method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arameter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7">$name</text:p>
          </table:table-cell>
          <table:table-cell table:style-name="Table7.B2" office:value-type="string">
            <text:p text:style-name="P2">The queue name.</text:p>
          </table:table-cell>
        </table:table-row>
      </table:table>
      <text:p text:style-name="Method_20_Body"/>
      <text:p text:style-name="Method_20_Body">If the <text:span text:style-name="Class_20_Variables">$name</text:span> parameter is not null, the <text:span text:style-name="Class_20_Variables">$name</text:span> class property is assigned the value of the <text:span text:style-name="Class_20_Variables">$name</text:span> parameter.</text:p>
      <text:p text:style-name="Method_20_Body"/>
      <text:p text:style-name="Method_20_Body">The <text:span text:style-name="Class_20_Variables">$name</text:span> class property is returned.</text:p>
      <text:p text:style-name="Method_20_Body"/>
      <text:p text:style-name="Method_20_Body"/>
      <text:h text:style-name="P17" text:outline-level="5"><text:bookmark-start text:name="prev"/>prev<text:bookmark-end text:name="prev"/></text:h>
      <text:p text:style-name="Coding_20_Body"/>
      <text:p text:style-name="Coding_20_Body">Set the queue key to the previous element.</text:p>
      <text:p text:style-name="Method_20_Body"/>
      <text:p text:style-name="P15">Algorithm</text:p>
      <text:list xml:id="list1059483201" text:continue-list="list942398774" text:style-name="L2">
        <text:list-item text:start-value="1">
          <text:p text:style-name="P16">Return the previous queue item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prev</text:p>
      <text:p text:style-name="P9"><text:s/>*</text:p>
      <text:p text:style-name="P9"><text:s/>* set the key to the previous queue item</text:p>
      <text:p text:style-name="P9"><text:s/>*/</text:p>
      <text:p text:style-name="P9">public function prev()</text:p>
      <text:p text:style-name="P9">{</text:p>
      <text:p text:style-name="P9"><text:tab/>$this-&gt;queue-&gt;prev();</text:p>
      <text:p text:style-name="P9">}</text:p>
      <text:p text:style-name="Coding_20_Body"/>
      <text:p text:style-name="P15">Narrative</text:p>
      <text:p text:style-name="Method_20_Body"/>
      <text:p text:style-name="Coding_20_Body">The <text:span text:style-name="T3">prev</text:span> method of the <text:span text:style-name="Class_20_Variables">$queue</text:span> class property is called to move the queue key to the previous element.</text:p>
      <text:p text:style-name="Coding_20_Body"/>
      <text:p text:style-name="Coding_20_Body"/>
      <text:h text:style-name="P17" text:outline-level="5"><text:bookmark-start text:name="queueArray"/>queueArray<text:bookmark-end text:name="queueArray"/></text:h>
      <text:p text:style-name="Coding_20_Body"/>
      <text:p text:style-name="Method_20_Body">Assembles the queue contents into an array object and returns the array.</text:p>
      <text:p text:style-name="Method_20_Body"/>
      <text:p text:style-name="P15">Algorithm</text:p>
      <text:list xml:id="list793239854" text:continue-list="list1059483201" text:style-name="L2">
        <text:list-item text:start-value="1">
          <text:p text:style-name="P16">Initialize <text:span text:style-name="Class_20_Variables">queue</text:span> to an empty array;</text:p>
        </text:list-item>
        <text:list-item>
          <text:p text:style-name="P16">set <text:span text:style-name="Class_20_Variables">queuePointer</text:span> to the first (head) element;</text:p>
        </text:list-item>
        <text:list-item>
          <text:p text:style-name="P16">set <text:span text:style-name="Class_20_Variables">value</text:span> to the element of the <text:span text:style-name="Class_20_Variables">queue</text:span> class array property;</text:p>
        </text:list-item>
        <text:list-item>
          <text:p text:style-name="P16">store <text:span text:style-name="Class_20_Variables">value</text:span> in the <text:span text:style-name="Class_20_Variables">queuePointer</text:span> element of <text:span text:style-name="Class_20_Variables">queue</text:span>;</text:p>
        </text:list-item>
        <text:list-item>
          <text:p text:style-name="P16">if <text:span text:style-name="Class_20_Variables">queuePointer</text:span> is not the last element in the <text:span text:style-name="Class_20_Variables">queue</text:span> class array property, goto step <text:span text:style-name="T3">3</text:span>;</text:p>
        </text:list-item>
        <text:list-item>
          <text:p text:style-name="P16">return the <text:span text:style-name="Class_20_Variables">queue</text:span> class array property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queueArray</text:p>
      <text:p text:style-name="P9"><text:s/>*</text:p>
      <text:p text:style-name="P9"><text:s/>* Assemble the queue contents into an array</text:p>
      <text:p text:style-name="P9"><text:s/>* <text:span text:style-name="T3">@return</text:span> array $queueArray</text:p>
      <text:p text:style-name="P9"><text:s/>*/</text:p>
      <text:p text:style-name="P9">public function queueArray()</text:p>
      <text:p text:style-name="P9">{</text:p>
      <text:p text:style-name="P9"><text:tab/>$queue = array();</text:p>
      <text:p text:style-name="P9"><text:tab/>foreach($this-&gt;queue as $index =&gt; $value)</text:p>
      <text:p text:style-name="P9"><text:tab/>{</text:p>
      <text:p text:style-name="P9"><text:tab/><text:tab/>$queue[$index] = $value;</text:p>
      <text:p text:style-name="P9"><text:tab/>}</text:p>
      <text:p text:style-name="P9"/>
      <text:p text:style-name="P9"><text:tab/>return $queue;</text:p>
      <text:p text:style-name="P9">}</text:p>
      <text:p text:style-name="Coding_20_Body"/>
      <text:p text:style-name="P15">Narrative</text:p>
      <text:p text:style-name="Method_20_Body"/>
      <text:p text:style-name="Coding_20_Body">The <text:span text:style-name="Class_20_Variables">$queue</text:span> method variable is set to an empty array.</text:p>
      <text:p text:style-name="Coding_20_Body"/>
      <text:p text:style-name="Coding_20_Body">Each element of the <text:span text:style-name="Class_20_Variables">$queue</text:span> class property is iterated, giving <text:span text:style-name="Class_20_Variables">$index</text:span> and <text:span text:style-name="Class_20_Variables">$value</text:span> method variables for each queue element. <text:s/>The <text:span text:style-name="Class_20_Variables">$index</text:span> method variable is used as the location to place the <text:span text:style-name="Class_20_Variables">$value</text:span> method variable in the <text:span text:style-name="Class_20_Variables">$queue</text:span> method variable array.</text:p>
      <text:p text:style-name="Coding_20_Body"/>
      <text:p text:style-name="Coding_20_Body">The <text:span text:style-name="Class_20_Variables">$queue</text:span> method variable is returned.</text:p>
      <text:p text:style-name="Coding_20_Body"/>
      <text:p text:style-name="Coding_20_Body"/>
      <text:h text:style-name="P17" text:outline-level="5"><text:bookmark-start text:name="count"/>count<text:bookmark-end text:name="count"/></text:h>
      <text:p text:style-name="Coding_20_Body"/>
      <text:p text:style-name="Coding_20_Body">Returns the number of elements in the queue.</text:p>
      <text:p text:style-name="Method_20_Body"/>
      <text:p text:style-name="P15">Algorithm</text:p>
      <text:list xml:id="list1713694658" text:continue-list="list793239854" text:style-name="L2">
        <text:list-item text:start-value="1">
          <text:p text:style-name="P16">Set <text:span text:style-name="Class_20_Variables">count</text:span> to the number of elements in the <text:span text:style-name="Class_20_Variables">queue</text:span> class array property;</text:p>
        </text:list-item>
        <text:list-item>
          <text:p text:style-name="P16">return <text:span text:style-name="Class_20_Variables">count</text:span>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count</text:p>
      <text:p text:style-name="P9"><text:s/>*</text:p>
      <text:p text:style-name="P9"><text:s/>* return the number queue entries</text:p>
      <text:p text:style-name="P9"><text:s/>* <text:span text:style-name="T3">@return</text:span> integer $entries</text:p>
      <text:p text:style-name="P9"><text:s/>*/</text:p>
      <text:p text:style-name="P9">public function count()</text:p>
      <text:p text:style-name="P9">{</text:p>
      <text:p text:style-name="P9"><text:tab/>return $this-&gt;queue-&gt;count();</text:p>
      <text:p text:style-name="P9">}</text:p>
      <text:p text:style-name="Coding_20_Body"/>
      <text:p text:style-name="P15">Narrative</text:p>
      <text:p text:style-name="Method_20_Body"/>
      <text:p text:style-name="Coding_20_Body">The <text:span text:style-name="T3">count</text:span> method of the <text:span text:style-name="Class_20_Variables">$queue</text:span> class property is called and the result is returned.</text:p>
      <text:p text:style-name="Coding_20_Body"/>
      <text:p text:style-name="Coding_20_Body"/>
      <text:h text:style-name="P17" text:outline-level="5"><text:bookmark-start text:name="current"/>current<text:bookmark-end text:name="current"/></text:h>
      <text:p text:style-name="Coding_20_Body"/>
      <text:p text:style-name="Method_20_Body">Returns the current queue element.</text:p>
      <text:p text:style-name="Method_20_Body"/>
      <text:p text:style-name="P15">Algorithm</text:p>
      <text:list xml:id="list157743390" text:continue-list="list1713694658" text:style-name="L2">
        <text:list-item text:start-value="1">
          <text:p text:style-name="P16">Set <text:span text:style-name="Class_20_Variables">current</text:span> to the currently indexed element of the <text:span text:style-name="Class_20_Variables">queue</text:span> class array property;</text:p>
        </text:list-item>
        <text:list-item>
          <text:p text:style-name="P16">return <text:span text:style-name="Class_20_Variables">current</text:span>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current</text:p>
      <text:p text:style-name="P9"><text:s/>*</text:p>
      <text:p text:style-name="P9"><text:s/>* get the current queue node's data</text:p>
      <text:p text:style-name="P9"><text:s/>* <text:span text:style-name="T3">@return</text:span> mixed $data</text:p>
      <text:p text:style-name="P9"><text:s/>*/</text:p>
      <text:p text:style-name="P9">public function current()</text:p>
      <text:p text:style-name="P9">{</text:p>
      <text:p text:style-name="P9"><text:tab/>return $this-&gt;queue-&gt;current();</text:p>
      <text:p text:style-name="P9">}</text:p>
      <text:p text:style-name="Method_20_Body"/>
      <text:p text:style-name="P15">Narrative</text:p>
      <text:p text:style-name="Method_20_Body"/>
      <text:p text:style-name="Method_20_Body">The result of calling the <text:span text:style-name="T3">current</text:span> method of the <text:span text:style-name="Class_20_Variables">$queue</text:span> class property is returned.</text:p>
      <text:p text:style-name="Method_20_Body"/>
      <text:p text:style-name="Method_20_Body"/>
      <text:h text:style-name="P17" text:outline-level="5"><text:bookmark-start text:name="key"/>key<text:bookmark-end text:name="key"/></text:h>
      <text:p text:style-name="Method_20_Body"/>
      <text:p text:style-name="Method_20_Body">Returns the location of the current element.</text:p>
      <text:p text:style-name="Method_20_Body"/>
      <text:p text:style-name="P15">Algorithm</text:p>
      <text:list xml:id="list2080989217" text:continue-list="list157743390" text:style-name="L2">
        <text:list-item text:start-value="1">
          <text:p text:style-name="P16">Set <text:span text:style-name="Class_20_Variables">key</text:span> to the current <text:span text:style-name="Class_20_Variables">queue</text:span> class array property key;</text:p>
        </text:list-item>
        <text:list-item>
          <text:p text:style-name="P16">return <text:span text:style-name="Class_20_Variables">key</text:span>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key</text:p>
      <text:p text:style-name="P9"><text:s/>*</text:p>
      <text:p text:style-name="P9"><text:s/>* get the current queue node index</text:p>
      <text:p text:style-name="P9"><text:s/>* <text:span text:style-name="T3">@return</text:span> mixed $key</text:p>
      <text:p text:style-name="P9"><text:s/>*/</text:p>
      <text:p text:style-name="P9">public function key()</text:p>
      <text:p text:style-name="P9">{</text:p>
      <text:p text:style-name="P9"><text:tab/>return $this-&gt;queue-&gt;key();</text:p>
      <text:p text:style-name="P9">}</text:p>
      <text:p text:style-name="Method_20_Body"/>
      <text:p text:style-name="P15">Narrative</text:p>
      <text:p text:style-name="Method_20_Body"/>
      <text:p text:style-name="Method_20_Body">The result of calling the <text:span text:style-name="T3">key</text:span> method of the <text:span text:style-name="Class_20_Variables">$queue</text:span> class property is returned.</text:p>
      <text:p text:style-name="Method_20_Body"><text:line-break/></text:p>
      <text:h text:style-name="P17" text:outline-level="5"><text:bookmark-start text:name="next"/>next<text:bookmark-end text:name="next"/></text:h>
      <text:p text:style-name="Method_20_Body"/>
      <text:p text:style-name="Method_20_Body">Move the queue key to the next element.</text:p>
      <text:p text:style-name="Method_20_Body"/>
      <text:p text:style-name="P15">Algorithm</text:p>
      <text:list xml:id="list258983112" text:continue-list="list2080989217" text:style-name="L2">
        <text:list-item text:start-value="1">
          <text:p text:style-name="P16">Set the current queue pointer to the next element in the <text:span text:style-name="Class_20_Variables">queue</text:span> class array property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next</text:p>
      <text:p text:style-name="P9"><text:s/>*</text:p>
      <text:p text:style-name="P9"><text:s/>* set the key to the next queue item</text:p>
      <text:p text:style-name="P9"><text:s/>*/</text:p>
      <text:p text:style-name="P9">public function next()</text:p>
      <text:p text:style-name="P9">{</text:p>
      <text:p text:style-name="P9"><text:tab/>$this-&gt;queue-&gt;next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T3">next</text:span> method of the <text:span text:style-name="Class_20_Variables">$queue</text:span> class property is called to move the queue key.</text:p>
      <text:p text:style-name="Method_20_Body"/>
      <text:p text:style-name="Coding_20_Body"/>
      <text:h text:style-name="P17" text:outline-level="5"><text:bookmark-start text:name="rewind"/>rewind<text:bookmark-end text:name="rewind"/></text:h>
      <text:p text:style-name="Coding_20_Body"/>
      <text:p text:style-name="Method_20_Body">Move the key to the HEAD of the queue.</text:p>
      <text:p text:style-name="Method_20_Body"/>
      <text:p text:style-name="P15">Algorithm</text:p>
      <text:list xml:id="list1308285004" text:continue-list="list258983112" text:style-name="L2">
        <text:list-item text:start-value="1">
          <text:p text:style-name="P16">Set the queue pointer to the first element (head) of the <text:span text:style-name="Class_20_Variables">queue</text:span> class array property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rewind</text:p>
      <text:p text:style-name="P9"><text:s/>*</text:p>
      <text:p text:style-name="P9"><text:s/>* set the key to the HEAD of the queue</text:p>
      <text:p text:style-name="P9"><text:s/>*/</text:p>
      <text:p text:style-name="P9">public function rewind()</text:p>
      <text:p text:style-name="P9">{</text:p>
      <text:p text:style-name="P9"><text:tab/>$this-&gt;queue-&gt;rewind(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T3">rewind</text:span> method of the <text:span text:style-name="Class_20_Variables">$queue</text:span> class property is called to rewind the queue.</text:p>
      <text:p text:style-name="Method_20_Body"/>
      <text:p text:style-name="Method_20_Body"/>
      <text:h text:style-name="P17" text:outline-level="5"><text:bookmark-start text:name="valid"/>valid<text:bookmark-end text:name="valid"/></text:h>
      <text:p text:style-name="Method_20_Body"/>
      <text:p text:style-name="Method_20_Body">Returns the validity of the current queue key.</text:p>
      <text:p text:style-name="Method_20_Body"/>
      <text:p text:style-name="P15">Algorithm</text:p>
      <text:list xml:id="list898379227" text:continue-list="list1308285004" text:style-name="L2">
        <text:list-item text:start-value="1">
          <text:p text:style-name="P16">If the current queue pointer is valid, goto step <text:span text:style-name="T3">3</text:span>;</text:p>
        </text:list-item>
        <text:list-item>
          <text:p text:style-name="P16">return false;</text:p>
        </text:list-item>
        <text:list-item>
          <text:p text:style-name="P16">return true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valid</text:p>
      <text:p text:style-name="P9"><text:s/>*</text:p>
      <text:p text:style-name="P9"><text:s/>* query validity of the current node</text:p>
      <text:p text:style-name="P9"><text:s/>* <text:span text:style-name="T3">@return</text:span> boolean $valid = true if key is valid, false if it is not</text:p>
      <text:p text:style-name="P9"><text:s/>*/</text:p>
      <text:p text:style-name="P9">public function valid()</text:p>
      <text:p text:style-name="P9">{</text:p>
      <text:p text:style-name="P9"><text:tab/>return $this-&gt;queue-&gt;valid();</text:p>
      <text:p text:style-name="P9">}</text:p>
      <text:p text:style-name="Method_20_Body"/>
      <text:p text:style-name="P15">Narrative</text:p>
      <text:p text:style-name="Method_20_Body"/>
      <text:p text:style-name="Method_20_Body">The result of calling the <text:span text:style-name="T3">valid</text:span> method of the <text:span text:style-name="Class_20_Variables">$queue</text:span> class property is returned.</text:p>
      <text:p text:style-name="Method_20_Body"/>
      <text:p text:style-name="Method_20_Body"/>
      <text:h text:style-name="P17" text:outline-level="5"><text:bookmark-start text:name="offsetSet"/>offsetSet<text:bookmark-end text:name="offsetSet"/></text:h>
      <text:p text:style-name="Method_20_Body"/>
      <text:p text:style-name="Method_20_Body">Set the queue element at the specified offset to the provided value.</text:p>
      <text:p text:style-name="Method_20_Body"/>
      <text:p text:style-name="P15">Algorithm</text:p>
      <text:list xml:id="list717592948" text:continue-list="list898379227" text:style-name="L2">
        <text:list-item text:start-value="1">
          <text:p text:style-name="P16">Accept <text:span text:style-name="Class_20_Variables">offset</text:span> as an integer representing the <text:span text:style-name="Class_20_Variables">queue</text:span> class array property element to be set;</text:p>
        </text:list-item>
        <text:list-item>
          <text:p text:style-name="P16">accept <text:span text:style-name="Class_20_Variables">value</text:span> as a mixed variable to store in the <text:span text:style-name="Class_20_Variables">queue</text:span> class array property at <text:span text:style-name="Class_20_Variables">offset</text:span>;</text:p>
        </text:list-item>
        <text:list-item>
          <text:p text:style-name="P16">assign <text:span text:style-name="Class_20_Variables">value</text:span> to the <text:span text:style-name="Class_20_Variables">offset</text:span> element of the <text:span text:style-name="Class_20_Variables">queue</text:span> class array property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offsetSet</text:p>
      <text:p text:style-name="P9"><text:s/>*</text:p>
      <text:p text:style-name="P9"><text:s/>* Set the queue at the specified offset to the provided value.</text:p>
      <text:p text:style-name="P9"><text:s/>* <text:span text:style-name="T3">@param</text:span> integer $offset = offset to queue location to set</text:p>
      <text:p text:style-name="P9"><text:s/>* <text:span text:style-name="T3">@param</text:span> mixed $value = value to set queue at $offset to</text:p>
      <text:p text:style-name="P9"><text:s/>*/</text:p>
      <text:p text:style-name="P9">public function offsetSet($offset, $value)</text:p>
      <text:p text:style-name="P9">{</text:p>
      <text:p text:style-name="P9"><text:tab/>$this-&gt;queue-&gt;offsetSet($offset, $value);</text:p>
      <text:p text:style-name="P9">}</text:p>
      <text:p text:style-name="Coding_20_Body"/>
      <text:p text:style-name="P15">Narrative</text:p>
      <text:p text:style-name="Method_20_Body"/>
      <text:p text:style-name="Method_20_Body">The <text:span text:style-name="Class_20_Variables">offsetSet</text:span> method expects two mandatory parameters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arameter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P7">$offset</text:p>
          </table:table-cell>
          <table:table-cell table:style-name="Table8.B2" office:value-type="string">
            <text:p text:style-name="P2">The offset to the queue location to be set.</text:p>
          </table:table-cell>
        </table:table-row>
        <table:table-row>
          <table:table-cell table:style-name="Table8.A2" office:value-type="string">
            <text:p text:style-name="P7">$value</text:p>
          </table:table-cell>
          <table:table-cell table:style-name="Table8.B2" office:value-type="string">
            <text:p text:style-name="P2">The value to set.</text:p>
          </table:table-cell>
        </table:table-row>
      </table:table>
      <text:p text:style-name="Method_20_Body"/>
      <text:p text:style-name="Method_20_Body">The <text:span text:style-name="Class_20_Variables">$offset</text:span> and <text:span text:style-name="Class_20_Variables">$value</text:span> parameters are passed to the <text:span text:style-name="Class_20_Variables">offsetSet</text:span> method of the <text:span text:style-name="Class_20_Variables">$queue</text:span> class property.</text:p>
      <text:p text:style-name="Method_20_Body"/>
      <text:p text:style-name="Coding_20_Body"/>
      <text:h text:style-name="P17" text:outline-level="5"><text:bookmark-start text:name="offsetExists"/>offsetExists<text:bookmark-end text:name="offsetExists"/></text:h>
      <text:p text:style-name="Coding_20_Body"/>
      <text:p text:style-name="Coding_20_Body">Returns true if an element exists at the given offset in the queue.</text:p>
      <text:p text:style-name="Method_20_Body"/>
      <text:p text:style-name="P15">Algorithm</text:p>
      <text:list xml:id="list1350753040" text:continue-list="list717592948" text:style-name="L2">
        <text:list-item text:start-value="1">
          <text:p text:style-name="P16">Accept <text:span text:style-name="Class_20_Variables">offset</text:span> as an integer to be checked for validity;</text:p>
        </text:list-item>
        <text:list-item>
          <text:p text:style-name="P16">if <text:span text:style-name="Class_20_Variables">offset</text:span> is a valid index, goto step <text:span text:style-name="T3">4</text:span>;</text:p>
        </text:list-item>
        <text:list-item>
          <text:p text:style-name="P16">return false;</text:p>
        </text:list-item>
        <text:list-item>
          <text:p text:style-name="P16">return true.</text:p>
          <text:p text:style-name="P16"><text:s/></text:p>
        </text:list-item>
      </text:list>
      <text:p text:style-name="P15">Implementation</text:p>
      <text:p text:style-name="Method_20_Body"/>
      <text:p text:style-name="P9">/**</text:p>
      <text:p text:style-name="P9"><text:s/>* offsetExists</text:p>
      <text:p text:style-name="P9"><text:s/>*</text:p>
      <text:p text:style-name="P9"><text:s/>* return true if a value exists at queue location $offset</text:p>
      <text:p text:style-name="P9"><text:s/>* <text:span text:style-name="T3">@param</text:span> integer $offset = offset location to check</text:p>
      <text:p text:style-name="P9"><text:s/>* <text:span text:style-name="T3">@return</text:span> boolean true = exists, false = doesn't exist</text:p>
      <text:p text:style-name="P9"><text:s/>*/</text:p>
      <text:p text:style-name="P9">public function offsetExists($offset)</text:p>
      <text:p text:style-name="P9">{</text:p>
      <text:p text:style-name="P9"><text:tab/>return $this-&gt;queue-&gt;offsetExists($offset);</text:p>
      <text:p text:style-name="P9">}</text:p>
      <text:p text:style-name="Coding_20_Body"/>
      <text:p text:style-name="P15">Narrative</text:p>
      <text:p text:style-name="Method_20_Body"/>
      <text:p text:style-name="Method_20_Body">The <text:span text:style-name="Class_20_Variables">offsetExists</text:span> method expects a single, mandatory parameters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Parameter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P7">$offset</text:p>
          </table:table-cell>
          <table:table-cell table:style-name="Table9.B2" office:value-type="string">
            <text:p text:style-name="P2">The offset to the queue location to be check.</text:p>
          </table:table-cell>
        </table:table-row>
      </table:table>
      <text:p text:style-name="Method_20_Body"/>
      <text:p text:style-name="Coding_20_Body">The <text:span text:style-name="Class_20_Variables">$offset</text:span> parameter is passed to the <text:span text:style-name="T3">offsetExists</text:span> method of the <text:span text:style-name="Class_20_Variables">$queue</text:span> class property and the result is returned.</text:p>
      <text:p text:style-name="Coding_20_Body"/>
      <text:p text:style-name="Coding_20_Body"/>
      <text:h text:style-name="P17" text:outline-level="5"><text:bookmark-start text:name="offsetUnset"/>offsetUnset<text:bookmark-end text:name="offsetUnset"/></text:h>
      <text:p text:style-name="Coding_20_Body"/>
      <text:p text:style-name="Method_20_Body">Unset (delete) the element at the specified offset.</text:p>
      <text:p text:style-name="Method_20_Body"/>
      <text:p text:style-name="P15">Algorithm</text:p>
      <text:list xml:id="list315151378" text:continue-list="list1350753040" text:style-name="L2">
        <text:list-item text:start-value="1">
          <text:p text:style-name="P16">Accept <text:span text:style-name="Class_20_Variables">offset</text:span> as an integer designating the element of the queue to be deleted;</text:p>
        </text:list-item>
        <text:list-item>
          <text:p text:style-name="P16">if <text:span text:style-name="Class_20_Variables">offset</text:span> is not valid, goto step <text:span text:style-name="T3">4</text:span>;</text:p>
        </text:list-item>
        <text:list-item>
          <text:p text:style-name="P16">delete the <text:span text:style-name="Class_20_Variables">offset</text:span> element from the <text:span text:style-name="Class_20_Variables">queue</text:span> class array property;</text:p>
        </text:list-item>
        <text:list-item>
          <text:p text:style-name="P16">exit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offsetUnset</text:p>
      <text:p text:style-name="P9"><text:s/>*</text:p>
      <text:p text:style-name="P9"><text:s/>* Unset the entry at queue location $offset</text:p>
      <text:p text:style-name="P9"><text:s/>* <text:span text:style-name="T3">@param</text:span> integer $offset = location to unset</text:p>
      <text:p text:style-name="P9"><text:s/>*/</text:p>
      <text:p text:style-name="P9">public function offsetUnset($offset)</text:p>
      <text:p text:style-name="P9">{</text:p>
      <text:p text:style-name="P9"><text:tab/>$this-&gt;queue-&gt;offsetUnset($offset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offsetUnset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7">$offset</text:p>
          </table:table-cell>
          <table:table-cell table:style-name="Table10.B2" office:value-type="string">
            <text:p text:style-name="P2">The offset to the queue location to be check.</text:p>
          </table:table-cell>
        </table:table-row>
      </table:table>
      <text:p text:style-name="Method_20_Body"/>
      <text:p text:style-name="Coding_20_Body">The <text:span text:style-name="Class_20_Variables">$offset</text:span> parameter is passed to the <text:span text:style-name="T3">offsetUnset</text:span> method of the <text:span text:style-name="Class_20_Variables">$queue</text:span> class property to delete the referenced queue element.</text:p>
      <text:p text:style-name="Coding_20_Body"/>
      <text:p text:style-name="Method_20_Body"/>
      <text:h text:style-name="P17" text:outline-level="5"><text:bookmark-start text:name="offsetGet"/>offsetGet<text:bookmark-end text:name="offsetGet"/></text:h>
      <text:p text:style-name="Method_20_Body"/>
      <text:p text:style-name="Method_20_Body">Returns the queue element at the specified offset.</text:p>
      <text:p text:style-name="Method_20_Body"/>
      <text:p text:style-name="P15">Algorithm</text:p>
      <text:list xml:id="list1586939803" text:continue-list="list315151378" text:style-name="L2">
        <text:list-item text:start-value="1">
          <text:p text:style-name="P16">Accept <text:span text:style-name="Class_20_Variables">offset</text:span> as an integer designating the element of the queue to be returned;</text:p>
        </text:list-item>
        <text:list-item>
          <text:p text:style-name="P16">if <text:span text:style-name="Class_20_Variables">offset</text:span> is not valid, goto step <text:span text:style-name="T3">4</text:span>;</text:p>
        </text:list-item>
        <text:list-item>
          <text:p text:style-name="P16">return the <text:span text:style-name="Class_20_Variables">offset</text:span> element of the <text:span text:style-name="Class_20_Variables">queue</text:span> class array property;</text:p>
        </text:list-item>
        <text:list-item>
          <text:p text:style-name="P16">return null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offsetGet</text:p>
      <text:p text:style-name="P9"><text:s/>*</text:p>
      <text:p text:style-name="P9"><text:s/>* Get value at the specified $offset</text:p>
      <text:p text:style-name="P9"><text:s/>* <text:span text:style-name="T3">@param</text:span> integer $offset = offset in the queue to fetch value from</text:p>
      <text:p text:style-name="P9"><text:s/>* <text:span text:style-name="T3">@return</text:span> mixed $queue[$offset]</text:p>
      <text:p text:style-name="P9"><text:s/>*/</text:p>
      <text:p text:style-name="P9">public function offsetGet($offset)</text:p>
      <text:p text:style-name="P9">{</text:p>
      <text:p text:style-name="P9"><text:tab/>return $this-&gt;queue-&gt;offsetGet($offset);</text:p>
      <text:p text:style-name="P9">}</text:p>
      <text:p text:style-name="Method_20_Body"/>
      <text:p text:style-name="P15">Narrative</text:p>
      <text:p text:style-name="Method_20_Body"/>
      <text:p text:style-name="Method_20_Body">The <text:span text:style-name="Class_20_Variables">$offset</text:span> parameter is passed to the <text:span text:style-name="T3">offsetGet</text:span> method of the <text:span text:style-name="Class_20_Variables">$queue</text:span> class property and the result is returned.</text:p>
      <text:p text:style-name="Method_20_Body"/>
      <text:p text:style-name="Method_20_Body"/>
      <text:h text:style-name="P17" text:outline-level="5"><text:bookmark-start text:name="__toString"/>__toString<text:bookmark-end text:name="__toString"/></text:h>
      <text:p text:style-name="Method_20_Body"/>
      <text:p text:style-name="Method_20_Body">Return the queue as a printable string.</text:p>
      <text:p text:style-name="Method_20_Body"/>
      <text:p text:style-name="P15">Algorithm</text:p>
      <text:list xml:id="list1707199916" text:continue-list="list1586939803" text:style-name="L2">
        <text:list-item text:start-value="1">
          <text:p text:style-name="P16">Call the <text:span text:style-name="Class_20_Variables">queueArray</text:span> method of the current class and store the result in the <text:span text:style-name="Class_20_Variables">array</text:span> method variable;</text:p>
        </text:list-item>
        <text:list-item>
          <text:p text:style-name="P16">pass <text:span text:style-name="Class_20_Variables">array</text:span> to the <text:span text:style-name="Class_20_Variables">format</text:span> function of the <text:span text:style-name="Class_20_Variables">PrintU\FormatArray</text:span> class and assign the result to the <text:span text:style-name="Class_20_Variables">printable</text:span> string variable;</text:p>
        </text:list-item>
        <text:list-item>
          <text:p text:style-name="P16">return <text:span text:style-name="Class_20_Variables">printable</text:span>.</text:p>
          <text:p text:style-name="P16"/>
        </text:list-item>
      </text:list>
      <text:p text:style-name="P15">Implementation</text:p>
      <text:p text:style-name="Method_20_Body"/>
      <text:p text:style-name="P9">/**</text:p>
      <text:p text:style-name="P9"><text:s/>* __toString</text:p>
      <text:p text:style-name="P9"><text:s/>*</text:p>
      <text:p text:style-name="P9"><text:s/>* return the queue as a printable string</text:p>
      <text:p text:style-name="P9"><text:s/>* <text:span text:style-name="T3">@return</text:span> string $buffer</text:p>
      <text:p text:style-name="P9"><text:s/>*/</text:p>
      <text:p text:style-name="P9">public function __toString()</text:p>
      <text:p text:style-name="P9">{</text:p>
      <text:p text:style-name="P9"><text:tab/>return \Library\PrintU\FormatArray::format($this-&gt;queueArray(),</text:p>
      <text:p text:style-name="P9"><text:tab/><text:tab/><text:tab/><text:tab/><text:tab/><text:tab/><text:tab/> <text:s text:c="3"/>$this-&gt;name, </text:p>
      <text:p text:style-name="P9"><text:tab/><text:tab/><text:tab/><text:tab/><text:tab/><text:tab/><text:tab/> <text:s text:c="3"/>false, </text:p>
      <text:p text:style-name="P9"><text:tab/><text:tab/><text:tab/><text:tab/><text:tab/><text:tab/><text:tab/> <text:s text:c="3"/>false);</text:p>
      <text:p text:style-name="P9">}</text:p>
      <text:p text:style-name="Method_20_Body"/>
      <text:p text:style-name="P15">Narrative</text:p>
      <text:p text:style-name="Method_20_Body"/>
      <text:p text:style-name="Method_20_Body">The results of calling the <text:span text:style-name="Class_20_Variables">queueArray</text:span> method and the <text:span text:style-name="Class_20_Variables">$name</text:span> class property are passed as parameters to the <text:span text:style-name="Class_20_Variables">format</text:span> method of the <text:span text:style-name="Class_20_Variables">PrintU\FormatArray</text:span> class and the results are returned.</text:p>
      <text:p text:style-name="Method_20_Body"/>
      <text:h text:style-name="P19" text:outline-level="3">Source Listing</text:h>
      <text:p text:style-name="Coding_20_Body"/>
      <text:p text:style-name="P4">&lt;?php</text:p>
      <text:p text:style-name="P4">namespace Library\Stack;</text:p>
      <text:p text:style-name="P4">use Library\Error;</text:p>
      <text:p text:style-name="P4"/>
      <text:p text:style-name="P4">/*</text:p>
      <text:p text:style-name="P4"><text:s/>* <text:tab/><text:tab/>Stack\Queue is copyright © 2012, 2013. EarthWalk Software.</text:p>
      <text:p text:style-name="P4"><text:s/>* <text:tab/><text:tab/>Licensed under the Academic Free License version 3.0.</text:p>
      <text:p text:style-name="P4"><text:s/>* <text:tab/><text:tab/>Refer to the file named License.txt provided with the source, </text:p>
      <text:p text:style-name="P4"><text:s/>* <text:tab/><text:tab/> <text:s text:c="2"/>or from http://opensource.org/licenses/academic.php</text:p>
      <text:p text:style-name="P4"><text:s/>*/</text:p>
      <text:p text:style-name="P4">/**</text:p>
      <text:p text:style-name="P4"><text:s/>* Stack\Queue.</text:p>
      <text:p text:style-name="P4"><text:s/>*</text:p>
      <text:p text:style-name="P14"><text:s/>* Stack\Queue class implements the functions of a FIFO Stack, or queue, </text:p>
      <text:p text:style-name="P14"><text:s/>*<text:tab/><text:tab/> <text:s/>in the SplQueue structure.</text:p>
      <text:p text:style-name="P4"><text:s/>* <text:span text:style-name="T3">@author</text:span> Jay Wheeler.</text:p>
      <text:p text:style-name="P4"><text:s/>* <text:span text:style-name="T3">@version</text:span> 1.0</text:p>
      <text:p text:style-name="P4"><text:s/>* <text:span text:style-name="T3">@copyright</text:span> © 2012, 2013. EarthWalk Software.</text:p>
      <text:p text:style-name="P4"><text:s/>* <text:span text:style-name="T3">@license</text:span> Licensed under the Academic Free License version 3.0.</text:p>
      <text:p text:style-name="P4"><text:s/>* <text:span text:style-name="T3">@package</text:span> Stack.</text:p>
      <text:p text:style-name="P4"><text:s/>*/</text:p>
      <text:p text:style-name="P4">class Queue implements \Countable, \Iterator, \ArrayAccess</text:p>
      <text:p text:style-name="P4">{</text:p>
      <text:p text:style-name="P4"><text:tab/>/**</text:p>
      <text:p text:style-name="P4"><text:tab/> * queue</text:p>
      <text:p text:style-name="P4"><text:tab/> *</text:p>
      <text:p text:style-name="P4"><text:tab/> * SplQueue object</text:p>
      <text:p text:style-name="P4"><text:tab/> * <text:span text:style-name="T3">@var</text:span> SplQueue $queue</text:p>
      <text:p text:style-name="P4"><text:tab/> */</text:p>
      <text:p text:style-name="P4"><text:tab/>protected<text:tab/>$queue;</text:p>
      <text:p text:style-name="P4"/>
      <text:p text:style-name="P4"><text:tab/>/**</text:p>
      <text:p text:style-name="P4"><text:tab/> * name</text:p>
      <text:p text:style-name="P4"><text:tab/> *</text:p>
      <text:p text:style-name="P4"><text:tab/> * optional name of the queue</text:p>
      <text:p text:style-name="P4"><text:tab/> * <text:span text:style-name="T3">@var</text:span> string $name</text:p>
      <text:p text:style-name="P4"><text:tab/> */</text:p>
      <text:p text:style-name="P4"><text:tab/>protected<text:tab/>$name;</text:p>
      <text:p text:style-name="P4"/>
      <text:p text:style-name="P4"><text:tab/>/**</text:p>
      <text:p text:style-name="P4"><text:tab/> * __construct</text:p>
      <text:p text:style-name="P4"><text:tab/> *</text:p>
      <text:p text:style-name="P4"><text:tab/> * class constructor</text:p>
      <text:p text:style-name="P4"><text:tab/> * <text:span text:style-name="T3">@param</text:span> string $name = (optional) queue name</text:p>
      <text:p text:style-name="P4"><text:tab/> * <text:span text:style-name="T3">@return</text:span> Queue $queue</text:p>
      <text:p text:style-name="P4"><text:tab/> */</text:p>
      <text:p text:style-name="P4"><text:tab/>public function __construct($name=null)</text:p>
      <text:p text:style-name="P4"><text:tab/>{</text:p>
      <text:p text:style-name="P4"><text:tab/><text:tab/>$this-&gt;queue = new \SplQueue();</text:p>
      <text:p text:style-name="P4"><text:tab/><text:tab/>$this-&gt;name = $name;</text:p>
      <text:p text:style-name="P4"><text:tab/><text:tab/>$this-&gt;mode(\SplDoublyLinkedList::IT_MODE_KEEP);</text:p>
      <text:p text:style-name="P4"><text:tab/>}</text:p>
      <text:p text:style-name="P4"/>
      <text:p text:style-name="P4"/>
      <text:p text:style-name="P10"><text:tab/>/**</text:p>
      <text:p text:style-name="P4"><text:tab/> * __destruct</text:p>
      <text:p text:style-name="P4"><text:tab/> *</text:p>
      <text:p text:style-name="P4"><text:tab/> * class destructor</text:p>
      <text:p text:style-name="P4"><text:tab/> */</text:p>
      <text:p text:style-name="P4"><text:tab/>public function __destruct()</text:p>
      <text:p text:style-name="P4"><text:tab/>{</text:p>
      <text:p text:style-name="P4"><text:tab/><text:tab/>$this-&gt;queue = null;</text:p>
      <text:p text:style-name="P4"><text:tab/>}</text:p>
      <text:p text:style-name="P4"/>
      <text:p text:style-name="P4"><text:tab/>/**</text:p>
      <text:p text:style-name="P4"><text:tab/> * queue</text:p>
      <text:p text:style-name="P4"><text:tab/> *</text:p>
      <text:p text:style-name="P4"><text:tab/> * get the SplQueue reference</text:p>
      <text:p text:style-name="P4"><text:tab/> * <text:span text:style-name="T3">@return</text:span> SplQueue $queue</text:p>
      <text:p text:style-name="P4"><text:tab/> */</text:p>
      <text:p text:style-name="P4"><text:tab/>public function queue()</text:p>
      <text:p text:style-name="P4"><text:tab/>{</text:p>
      <text:p text:style-name="P4"><text:tab/><text:tab/>return $this-&gt;queue;</text:p>
      <text:p text:style-name="P4"><text:tab/>}</text:p>
      <text:p text:style-name="P4"/>
      <text:p text:style-name="P4"><text:tab/>/**</text:p>
      <text:p text:style-name="P4"><text:tab/> * add</text:p>
      <text:p text:style-name="P4"><text:tab/> *</text:p>
      <text:p text:style-name="P4"><text:tab/> * add data to the TAIL of the queue</text:p>
      <text:p text:style-name="P4"><text:tab/> * <text:span text:style-name="T3">@param</text:span> mixed $data = data to add to the queue structure</text:p>
      <text:p text:style-name="P4"><text:tab/> */</text:p>
      <text:p text:style-name="P4"><text:tab/>public function add($data)</text:p>
      <text:p text:style-name="P4"><text:tab/>{</text:p>
      <text:p text:style-name="P4"><text:tab/><text:tab/>$this-&gt;queue-&gt;enqueue($data);</text:p>
      <text:p text:style-name="P4"><text:tab/>}</text:p>
      <text:p text:style-name="P4"/>
      <text:p text:style-name="P4"><text:tab/>/**</text:p>
      <text:p text:style-name="P4"><text:tab/> * prepend</text:p>
      <text:p text:style-name="P4"><text:tab/> *</text:p>
      <text:p text:style-name="P4"><text:tab/> * add data to (in front of) the HEAD of the queue</text:p>
      <text:p text:style-name="P4"><text:tab/> * <text:span text:style-name="T3">@param</text:span> mixed $data = data to prepend</text:p>
      <text:p text:style-name="P4"><text:tab/> */</text:p>
      <text:p text:style-name="P4"><text:tab/>public function prepend($data)</text:p>
      <text:p text:style-name="P4"><text:tab/>{</text:p>
      <text:p text:style-name="P4"><text:tab/><text:tab/>if ($this-&gt;isEmpty())</text:p>
      <text:p text:style-name="P4"><text:tab/><text:tab/>{</text:p>
      <text:p text:style-name="P4"><text:tab/><text:tab/><text:tab/>$this-&gt;add($data)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$this-&gt;queue-&gt;unshift($data);</text:p>
      <text:p text:style-name="P4"><text:tab/><text:tab/>}</text:p>
      <text:p text:style-name="P4"><text:tab/>}</text:p>
      <text:p text:style-name="P4"/>
      <text:p text:style-name="P4"/>
      <text:p text:style-name="P10"><text:tab/>/**</text:p>
      <text:p text:style-name="P4"><text:tab/> * remove</text:p>
      <text:p text:style-name="P4"><text:tab/> *</text:p>
      <text:p text:style-name="P4"><text:tab/> * remove data from the HEAD of the queue</text:p>
      <text:p text:style-name="P14"><text:tab/> * <text:span text:style-name="T3">@param</text:span> mixed $key = (optional) queue key to remove, </text:p>
      <text:p text:style-name="P14"><text:tab/> *<text:tab/><text:tab/> <text:s text:c="20"/>null to remove the top element</text:p>
      <text:p text:style-name="P4"><text:tab/> * <text:span text:style-name="T3">@return</text:span> mixed $data = data from the HEAD of the queue</text:p>
      <text:p text:style-name="P4"><text:tab/> * <text:span text:style-name="T3">@throws</text:span> Stack\Exception</text:p>
      <text:p text:style-name="P4"><text:tab/> */</text:p>
      <text:p text:style-name="P4"><text:tab/>public function remove($key=null)</text:p>
      <text:p text:style-name="P4"><text:tab/>{</text:p>
      <text:p text:style-name="P4"><text:tab/><text:tab/>if ($this-&gt;isEmpty())</text:p>
      <text:p text:style-name="P4"><text:tab/><text:tab/>{</text:p>
      <text:p text:style-name="P4"><text:tab/><text:tab/><text:tab/>throw new Exception(Error::code('QueueEmpty'));</text:p>
      <text:p text:style-name="P4"><text:tab/><text:tab/>}</text:p>
      <text:p text:style-name="P4"/>
      <text:p text:style-name="P4"><text:tab/><text:tab/>if ($key !== null)</text:p>
      <text:p text:style-name="P4"><text:tab/><text:tab/>{</text:p>
      <text:p text:style-name="P4"><text:tab/><text:tab/><text:tab/>$value = $this-&gt;offsetGet($key);</text:p>
      <text:p text:style-name="P4"><text:tab/><text:tab/><text:tab/>$this-&gt;offsetUnset($key);</text:p>
      <text:p text:style-name="P4"><text:tab/><text:tab/><text:tab/>return $value;</text:p>
      <text:p text:style-name="P4"><text:tab/><text:tab/>}</text:p>
      <text:p text:style-name="P4"/>
      <text:p text:style-name="P4"><text:tab/><text:tab/>return $this-&gt;queue-&gt;dequeue();</text:p>
      <text:p text:style-name="P4"><text:tab/>}</text:p>
      <text:p text:style-name="P4"/>
      <text:p text:style-name="P4"><text:tab/>/**</text:p>
      <text:p text:style-name="P4"><text:tab/> * removeTail</text:p>
      <text:p text:style-name="P4"><text:tab/> *</text:p>
      <text:p text:style-name="P4"><text:tab/> * remove data from the TAIL of the queue</text:p>
      <text:p text:style-name="P4"><text:tab/> * <text:span text:style-name="T3">@return</text:span> mixed $data = data from the TAIL of the queue</text:p>
      <text:p text:style-name="P4"><text:tab/> * <text:span text:style-name="T3">@throws</text:span> Stack\Exception</text:p>
      <text:p text:style-name="P4"><text:tab/> */</text:p>
      <text:p text:style-name="P4"><text:tab/>public function removeTail()</text:p>
      <text:p text:style-name="P4"><text:tab/>{</text:p>
      <text:p text:style-name="P4"><text:tab/><text:tab/>if ($this-&gt;isEmpty())</text:p>
      <text:p text:style-name="P4"><text:tab/><text:tab/>{</text:p>
      <text:p text:style-name="P4"><text:tab/><text:tab/><text:tab/>throw new Exception(Error::code('QueueEmpty'));</text:p>
      <text:p text:style-name="P4"><text:tab/><text:tab/>}</text:p>
      <text:p text:style-name="P4"/>
      <text:p text:style-name="P4"><text:tab/><text:tab/>return $this-&gt;queue-&gt;pop();</text:p>
      <text:p text:style-name="P4"><text:tab/>}</text:p>
      <text:p text:style-name="P4"/>
      <text:p text:style-name="P4"><text:tab/>/**</text:p>
      <text:p text:style-name="P4"><text:tab/> * removeAll</text:p>
      <text:p text:style-name="P4"><text:tab/> *</text:p>
      <text:p text:style-name="P4"><text:tab/> * delete all entries from the queue</text:p>
      <text:p text:style-name="P4"><text:tab/> */</text:p>
      <text:p text:style-name="P4"><text:tab/>public function removeAll()</text:p>
      <text:p text:style-name="P4"><text:tab/>{</text:p>
      <text:p text:style-name="P4"><text:tab/><text:tab/>$mode = $this-&gt;mode();</text:p>
      <text:p text:style-name="P4"><text:tab/><text:tab/>$this-&gt;queue = null;</text:p>
      <text:p text:style-name="P4"><text:tab/><text:tab/>$this-&gt;queue = new \SplQueue();</text:p>
      <text:p text:style-name="P4"/>
      <text:p text:style-name="P4"><text:tab/><text:tab/>$this-&gt;mode($mode);</text:p>
      <text:p text:style-name="P4"><text:tab/>}</text:p>
      <text:p text:style-name="P4"/>
      <text:p text:style-name="P4"/>
      <text:p text:style-name="P10"><text:tab/>/**</text:p>
      <text:p text:style-name="P4"><text:tab/> * isEmpty</text:p>
      <text:p text:style-name="P4"><text:tab/> *</text:p>
      <text:p text:style-name="P4"><text:tab/> * return true if the queue is empty, false if it still contains items</text:p>
      <text:p text:style-name="P4"><text:tab/> * <text:span text:style-name="T3">@return</text:span> boolean $emptyStatus</text:p>
      <text:p text:style-name="P4"><text:tab/> */</text:p>
      <text:p text:style-name="P4"><text:tab/>public function isEmpty()</text:p>
      <text:p text:style-name="P4"><text:tab/>{</text:p>
      <text:p text:style-name="P4"><text:tab/><text:tab/>return $this-&gt;queue-&gt;isEmpty();</text:p>
      <text:p text:style-name="P4"><text:tab/>}</text:p>
      <text:p text:style-name="P4"/>
      <text:p text:style-name="P4"><text:tab/>/**</text:p>
      <text:p text:style-name="P4"><text:tab/> * mode</text:p>
      <text:p text:style-name="P4"><text:tab/> *</text:p>
      <text:p text:style-name="P14"><text:tab/> * set/get the current iterator mode - either SplDoublyLinkedList::IT_MODE_KEEP </text:p>
      <text:p text:style-name="P14"><text:tab/> * <text:s text:c="40"/>or SplDoublyLinkedList::IT_MODE_DELETE</text:p>
      <text:p text:style-name="P4"><text:tab/> * <text:span text:style-name="T3">@param</text:span> integer $mode = (optional) mode to set, null to query only</text:p>
      <text:p text:style-name="P4"><text:tab/> * <text:span text:style-name="T3">@return</text:span> integer $mode</text:p>
      <text:p text:style-name="P4"><text:tab/> * <text:span text:style-name="T3">@throws</text:span> RuntimeException</text:p>
      <text:p text:style-name="P4"><text:tab/> */</text:p>
      <text:p text:style-name="P4"><text:tab/>public function mode($mode=null)</text:p>
      <text:p text:style-name="P4"><text:tab/>{</text:p>
      <text:p text:style-name="P4"><text:tab/><text:tab/>if ($mode !== null)</text:p>
      <text:p text:style-name="P4"><text:tab/><text:tab/>{</text:p>
      <text:p text:style-name="P4"><text:tab/><text:tab/><text:tab/>$this-&gt;queue-&gt;setIteratorMode($mode);</text:p>
      <text:p text:style-name="P4"><text:tab/><text:tab/>}</text:p>
      <text:p text:style-name="P4"/>
      <text:p text:style-name="P4"><text:tab/><text:tab/>return $this-&gt;queue-&gt;getIteratorMode();</text:p>
      <text:p text:style-name="P4"><text:tab/>}</text:p>
      <text:p text:style-name="P4"/>
      <text:p text:style-name="P4"><text:tab/>/**</text:p>
      <text:p text:style-name="P4"><text:tab/> * head</text:p>
      <text:p text:style-name="P4"><text:tab/> *</text:p>
      <text:p text:style-name="P4"><text:tab/> * return the data from the queue head item</text:p>
      <text:p text:style-name="P4"><text:tab/> * <text:span text:style-name="T3">@return</text:span> mixed $data</text:p>
      <text:p text:style-name="P4"><text:tab/> */</text:p>
      <text:p text:style-name="P4"><text:tab/>public function head()</text:p>
      <text:p text:style-name="P4"><text:tab/>{</text:p>
      <text:p text:style-name="P4"><text:tab/><text:tab/>return $this-&gt;queue-&gt;bottom();</text:p>
      <text:p text:style-name="P4"><text:tab/>}</text:p>
      <text:p text:style-name="P4"/>
      <text:p text:style-name="P4"><text:tab/>/**</text:p>
      <text:p text:style-name="P4"><text:tab/> * tail</text:p>
      <text:p text:style-name="P4"><text:tab/> *</text:p>
      <text:p text:style-name="P4"><text:tab/> * return the data from the queue tail item</text:p>
      <text:p text:style-name="P4"><text:tab/> * <text:span text:style-name="T3">@return</text:span> mixed $data</text:p>
      <text:p text:style-name="P4"><text:tab/> */</text:p>
      <text:p text:style-name="P4"><text:tab/>public function tail()</text:p>
      <text:p text:style-name="P4"><text:tab/>{</text:p>
      <text:p text:style-name="P4"><text:tab/><text:tab/>return $this-&gt;queue-&gt;top();</text:p>
      <text:p text:style-name="P4"><text:tab/>}</text:p>
      <text:p text:style-name="P4"/>
      <text:p text:style-name="P4"><text:tab/>/**</text:p>
      <text:p text:style-name="P4"><text:tab/> * name</text:p>
      <text:p text:style-name="P4"><text:tab/> *</text:p>
      <text:p text:style-name="P4"><text:tab/> * get/set the queue name</text:p>
      <text:p text:style-name="P4"><text:tab/> * <text:span text:style-name="T3">@param</text:span> string $name = (optional) queue name, null to query only</text:p>
      <text:p text:style-name="P4"><text:tab/> * <text:span text:style-name="T3">@return</text:span> string $name</text:p>
      <text:p text:style-name="P4"><text:tab/> */</text:p>
      <text:p text:style-name="P4"><text:tab/>public function name($name=null)</text:p>
      <text:p text:style-name="P4"><text:tab/>{</text:p>
      <text:p text:style-name="P4"><text:soft-page-break/><text:tab/><text:tab/>if ($name !== null)</text:p>
      <text:p text:style-name="P4"><text:tab/><text:tab/>{</text:p>
      <text:p text:style-name="P4"><text:tab/><text:tab/><text:tab/>$this-&gt;name = $name;</text:p>
      <text:p text:style-name="P4"><text:tab/><text:tab/>}</text:p>
      <text:p text:style-name="P4"/>
      <text:p text:style-name="P4"><text:tab/><text:tab/>return $this-&gt;name;</text:p>
      <text:p text:style-name="P4"><text:tab/>}</text:p>
      <text:p text:style-name="P4"/>
      <text:p text:style-name="P4"><text:tab/>/**</text:p>
      <text:p text:style-name="P4"><text:tab/> * prev</text:p>
      <text:p text:style-name="P4"><text:tab/> *</text:p>
      <text:p text:style-name="P4"><text:tab/> * set the key to the previous queue item</text:p>
      <text:p text:style-name="P4"><text:tab/> */</text:p>
      <text:p text:style-name="P4"><text:tab/>public function prev()</text:p>
      <text:p text:style-name="P4"><text:tab/>{</text:p>
      <text:p text:style-name="P4"><text:tab/><text:tab/>$this-&gt;queue-&gt;prev();</text:p>
      <text:p text:style-name="P4"><text:tab/>}</text:p>
      <text:p text:style-name="P4"/>
      <text:p text:style-name="P4"><text:tab/>/**</text:p>
      <text:p text:style-name="P4"><text:tab/> * queueArray</text:p>
      <text:p text:style-name="P4"><text:tab/> *</text:p>
      <text:p text:style-name="P4"><text:tab/> * Assemble the queue contents into an array</text:p>
      <text:p text:style-name="P4"><text:tab/> * <text:span text:style-name="T3">@return</text:span> array $queueArray</text:p>
      <text:p text:style-name="P4"><text:tab/> */</text:p>
      <text:p text:style-name="P4"><text:tab/>public function queueArray()</text:p>
      <text:p text:style-name="P4"><text:tab/>{</text:p>
      <text:p text:style-name="P4"><text:tab/><text:tab/>$queue = array();</text:p>
      <text:p text:style-name="P4"><text:tab/><text:tab/>foreach($this-&gt;queue as $index =&gt; $value)</text:p>
      <text:p text:style-name="P4"><text:tab/><text:tab/>{</text:p>
      <text:p text:style-name="P4"><text:tab/><text:tab/><text:tab/>$queue[$index] = $value;</text:p>
      <text:p text:style-name="P4"><text:tab/><text:tab/>}</text:p>
      <text:p text:style-name="P4"/>
      <text:p text:style-name="P4"><text:tab/><text:tab/>return $queue;</text:p>
      <text:p text:style-name="P4"><text:tab/>}</text:p>
      <text:p text:style-name="P4"/>
      <text:p text:style-name="P4"><text:tab/>/**</text:p>
      <text:p text:style-name="P4"><text:tab/> * count</text:p>
      <text:p text:style-name="P4"><text:tab/> *</text:p>
      <text:p text:style-name="P4"><text:tab/> * return the number queue entries</text:p>
      <text:p text:style-name="P4"><text:tab/> * <text:span text:style-name="T3">@return</text:span> integer $entries</text:p>
      <text:p text:style-name="P4"><text:tab/> */</text:p>
      <text:p text:style-name="P4"><text:tab/>public function count()</text:p>
      <text:p text:style-name="P4"><text:tab/>{</text:p>
      <text:p text:style-name="P4"><text:tab/><text:tab/>return $this-&gt;queue-&gt;count();</text:p>
      <text:p text:style-name="P4"><text:tab/>}</text:p>
      <text:p text:style-name="P4"/>
      <text:p text:style-name="P4"><text:tab/>/**</text:p>
      <text:p text:style-name="P4"><text:tab/> * current</text:p>
      <text:p text:style-name="P4"><text:tab/> *</text:p>
      <text:p text:style-name="P4"><text:tab/> * get the current queue node's data</text:p>
      <text:p text:style-name="P4"><text:tab/> * <text:span text:style-name="T3">@return</text:span> mixed $data</text:p>
      <text:p text:style-name="P4"><text:tab/> */</text:p>
      <text:p text:style-name="P4"><text:tab/>public function current()</text:p>
      <text:p text:style-name="P4"><text:tab/>{</text:p>
      <text:p text:style-name="P4"><text:tab/><text:tab/>return $this-&gt;queue-&gt;current();</text:p>
      <text:p text:style-name="P4"><text:tab/>}</text:p>
      <text:p text:style-name="P4"/>
      <text:p text:style-name="P4"/>
      <text:p text:style-name="P10"><text:tab/>/**</text:p>
      <text:p text:style-name="P4"><text:tab/> * key</text:p>
      <text:p text:style-name="P4"><text:tab/> *</text:p>
      <text:p text:style-name="P4"><text:tab/> * get the current queue node index</text:p>
      <text:p text:style-name="P4"><text:tab/> * <text:span text:style-name="T3">@return</text:span> mixed $key</text:p>
      <text:p text:style-name="P4"><text:tab/> */</text:p>
      <text:p text:style-name="P4"><text:tab/>public function key()</text:p>
      <text:p text:style-name="P4"><text:tab/>{</text:p>
      <text:p text:style-name="P4"><text:tab/><text:tab/>return $this-&gt;queue-&gt;key();</text:p>
      <text:p text:style-name="P4"><text:tab/>}</text:p>
      <text:p text:style-name="P4"/>
      <text:p text:style-name="P4"><text:tab/>/**</text:p>
      <text:p text:style-name="P4"><text:tab/> * next</text:p>
      <text:p text:style-name="P4"><text:tab/> *</text:p>
      <text:p text:style-name="P4"><text:tab/> * set the key to the next queue item</text:p>
      <text:p text:style-name="P4"><text:tab/> */</text:p>
      <text:p text:style-name="P4"><text:tab/>public function next()</text:p>
      <text:p text:style-name="P4"><text:tab/>{</text:p>
      <text:p text:style-name="P4"><text:tab/><text:tab/>$this-&gt;queue-&gt;next();</text:p>
      <text:p text:style-name="P4"><text:tab/>}</text:p>
      <text:p text:style-name="P4"/>
      <text:p text:style-name="P4"><text:tab/>/**</text:p>
      <text:p text:style-name="P4"><text:tab/> * rewind</text:p>
      <text:p text:style-name="P4"><text:tab/> *</text:p>
      <text:p text:style-name="P4"><text:tab/> * set the key to the HEAD of the queue</text:p>
      <text:p text:style-name="P4"><text:tab/> */</text:p>
      <text:p text:style-name="P4"><text:tab/>public function rewind()</text:p>
      <text:p text:style-name="P4"><text:tab/>{</text:p>
      <text:p text:style-name="P4"><text:tab/><text:tab/>$this-&gt;queue-&gt;rewind();</text:p>
      <text:p text:style-name="P4"><text:tab/>}</text:p>
      <text:p text:style-name="P4"/>
      <text:p text:style-name="P4"><text:tab/>/**</text:p>
      <text:p text:style-name="P4"><text:tab/> * valid</text:p>
      <text:p text:style-name="P4"><text:tab/> *</text:p>
      <text:p text:style-name="P4"><text:tab/> * query validity of the current node</text:p>
      <text:p text:style-name="P4"><text:tab/> * <text:span text:style-name="T3">@return</text:span> boolean $valid = true if key is valid, false if it is not</text:p>
      <text:p text:style-name="P4"><text:tab/> */</text:p>
      <text:p text:style-name="P4"><text:tab/>public function valid()</text:p>
      <text:p text:style-name="P4"><text:tab/>{</text:p>
      <text:p text:style-name="P4"><text:tab/><text:tab/>return $this-&gt;queue-&gt;valid();</text:p>
      <text:p text:style-name="P4"><text:tab/>}</text:p>
      <text:p text:style-name="P4"/>
      <text:p text:style-name="P4"><text:tab/>/**</text:p>
      <text:p text:style-name="P4"><text:tab/> * offsetSet</text:p>
      <text:p text:style-name="P4"><text:tab/> *</text:p>
      <text:p text:style-name="P14"><text:tab/> * Set the queue at $offset to $value. if $offset is null, </text:p>
      <text:p text:style-name="P14"><text:tab/> * <text:s text:c="5"/>set next queue entry to $value</text:p>
      <text:p text:style-name="P4"><text:tab/> * <text:span text:style-name="T3">@param</text:span> integer $offset = offset to queue location to set</text:p>
      <text:p text:style-name="P4"><text:tab/> * <text:span text:style-name="T3">@param</text:span> mixed $value = value to set queue at $offset to</text:p>
      <text:p text:style-name="P4"><text:tab/> * <text:span text:style-name="T3">@throws</text:span> \Library\Stack\Exception</text:p>
      <text:p text:style-name="P4"><text:tab/> */</text:p>
      <text:p text:style-name="P4"><text:tab/>public function offsetSet($offset, $value)</text:p>
      <text:p text:style-name="P4"><text:tab/>{</text:p>
      <text:p text:style-name="P4"><text:tab/><text:tab/>$this-&gt;queue-&gt;offsetSet($offset, $value);</text:p>
      <text:p text:style-name="P4"><text:tab/>}</text:p>
      <text:p text:style-name="P4"/>
      <text:p text:style-name="P4"/>
      <text:p text:style-name="P10"><text:tab/>/**</text:p>
      <text:p text:style-name="P4"><text:tab/> * offsetExists</text:p>
      <text:p text:style-name="P4"><text:tab/> *</text:p>
      <text:p text:style-name="P4"><text:tab/> * return true if a value exists at queue location $offset</text:p>
      <text:p text:style-name="P4"><text:tab/> * <text:span text:style-name="T3">@param</text:span> integer $offset = offset location to check</text:p>
      <text:p text:style-name="P4"><text:tab/> * <text:span text:style-name="T3">@return</text:span> boolean true = exists, false = doesn't exist</text:p>
      <text:p text:style-name="P4"><text:tab/> */</text:p>
      <text:p text:style-name="P4"><text:tab/>public function offsetExists($offset)</text:p>
      <text:p text:style-name="P4"><text:tab/>{</text:p>
      <text:p text:style-name="P4"><text:tab/><text:tab/>return $this-&gt;queue-&gt;offsetExists($offset);</text:p>
      <text:p text:style-name="P4"><text:tab/>}</text:p>
      <text:p text:style-name="P4"/>
      <text:p text:style-name="P4"><text:tab/>/**</text:p>
      <text:p text:style-name="P4"><text:tab/> * offsetUnset</text:p>
      <text:p text:style-name="P4"><text:tab/> *</text:p>
      <text:p text:style-name="P4"><text:tab/> * Unset the entry at queue location $offset</text:p>
      <text:p text:style-name="P4"><text:tab/> * <text:span text:style-name="T3">@param</text:span> integer $offset = location to unset</text:p>
      <text:p text:style-name="P4"><text:tab/> */</text:p>
      <text:p text:style-name="P4"><text:tab/>public function offsetUnset($offset)</text:p>
      <text:p text:style-name="P4"><text:tab/>{</text:p>
      <text:p text:style-name="P4"><text:tab/><text:tab/>$this-&gt;queue-&gt;offsetUnset($offset);</text:p>
      <text:p text:style-name="P4"><text:tab/>}</text:p>
      <text:p text:style-name="P4"/>
      <text:p text:style-name="P4"><text:tab/>/**</text:p>
      <text:p text:style-name="P4"><text:tab/> * offsetGet</text:p>
      <text:p text:style-name="P4"><text:tab/> *</text:p>
      <text:p text:style-name="P4"><text:tab/> * Get value at the specified $offset</text:p>
      <text:p text:style-name="P4"><text:tab/> * <text:span text:style-name="T3">@param</text:span> integer $offset = offset in the queue to fetch value from</text:p>
      <text:p text:style-name="P4"><text:tab/> * <text:span text:style-name="T3">@return</text:span> mixed $queue[$offset]</text:p>
      <text:p text:style-name="P4"><text:tab/> */</text:p>
      <text:p text:style-name="P4"><text:tab/>public function offsetGet($offset)</text:p>
      <text:p text:style-name="P4"><text:tab/>{</text:p>
      <text:p text:style-name="P4"><text:tab/><text:tab/>return $this-&gt;queue-&gt;offsetGet($offset);</text:p>
      <text:p text:style-name="P4"><text:tab/>}</text:p>
      <text:p text:style-name="P4"/>
      <text:p text:style-name="P4"><text:tab/>/**</text:p>
      <text:p text:style-name="P4"><text:tab/> * __toString</text:p>
      <text:p text:style-name="P4"><text:tab/> *</text:p>
      <text:p text:style-name="P4"><text:tab/> * return the queue as a printable string</text:p>
      <text:p text:style-name="P4"><text:tab/> * <text:span text:style-name="T3">@return</text:span> string $buffer</text:p>
      <text:p text:style-name="P4"><text:tab/> */</text:p>
      <text:p text:style-name="P4"><text:tab/>public function __toString()</text:p>
      <text:p text:style-name="P4"><text:tab/>{</text:p>
      <text:p text:style-name="P4"><text:tab/><text:tab/>return \Library\PrintU\FormatArray::format($this-&gt;queueArray(), </text:p>
      <text:p text:style-name="P4"><text:tab/><text:tab/><text:tab/><text:tab/><text:tab/><text:tab/><text:tab/><text:tab/> <text:s text:c="3"/>$this-&gt;name, </text:p>
      <text:p text:style-name="P4"><text:tab/><text:tab/><text:tab/><text:tab/><text:tab/><text:tab/><text:tab/><text:tab/> <text:s text:c="3"/>false, </text:p>
      <text:p text:style-name="P4"><text:tab/><text:tab/><text:tab/><text:tab/><text:tab/><text:tab/><text:tab/><text:tab/> <text:s text:c="3"/>false)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Stack\Queue<text:tab/><text:tab/><text:tab/><text:page-number text:select-page="current">31</text:page-number><text:tab/><text:tab/><text:tab/><text:tab/><text:date style:data-style-name="N76" text:date-value="2013-01-27T14:45:21">January 27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84H36M09S</meta:editing-duration>
    <meta:editing-cycles>143</meta:editing-cycles>
    <meta:generator>OpenOffice.org/3.2$Linux OpenOffice.org_project/320m12$Build-9483</meta:generator>
    <meta:initial-creator>Jay Wheeler</meta:initial-creator>
    <dc:date>2013-01-27T14:45:21</dc:date>
    <dc:creator>Jay Wheeler</dc:creator>
    <meta:document-statistic meta:table-count="11" meta:image-count="0" meta:object-count="0" meta:page-count="37" meta:paragraph-count="1035" meta:word-count="4049" meta:character-count="24628"/>
    <meta:template xlink:type="simple" xlink:actuate="onRequest" xlink:title="ClassDefault" xlink:href="../ClassDefault.ott" meta:date="2012-06-12T12:20:04"/>
  </office:meta>
</office:document-meta>
</file>